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D0000006E2DE01E50.png"/>
  <manifest:file-entry manifest:media-type="image/png" manifest:full-path="Pictures/100002010000030900000217971914E2.png"/>
  <manifest:file-entry manifest:media-type="image/png" manifest:full-path="Pictures/1000020100000317000001BB8AFC58D6.png"/>
  <manifest:file-entry manifest:media-type="image/png" manifest:full-path="Pictures/10000000000000BC00000048490F4977.png"/>
  <manifest:file-entry manifest:media-type="image/png" manifest:full-path="Pictures/1000020100000305000001D75DC2A3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0" style:family="table">
      <style:table-properties style:width="7.5in" table:align="margins" style:may-break-between-rows="false"/>
    </style:style>
    <style:style style:name="Table20.A" style:family="table-column">
      <style:table-column-properties style:column-width="1.7306in" style:rel-column-width="15119*"/>
    </style:style>
    <style:style style:name="Table20.B" style:family="table-column">
      <style:table-column-properties style:column-width="5.7694in" style:rel-column-width="50416*"/>
    </style:style>
    <style:style style:name="Table20.A1" style:family="table-cell">
      <style:table-cell-properties fo:padding="0.0382in" fo:border-left="0.0007in solid #000000" fo:border-right="none" fo:border-top="0.0007in solid #000000" fo:border-bottom="none"/>
    </style:style>
    <style:style style:name="Table20.B1" style:family="table-cell">
      <style:table-cell-properties fo:padding="0.0382in" fo:border-left="0.0007in solid #000000" fo:border-right="0.0007in solid #000000" fo:border-top="0.0007in solid #000000" fo:border-bottom="none"/>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 style:family="table">
      <style:table-properties style:width="7.4972in" fo:margin-left="0in" fo:margin-right="0.0028in" table:align="margins"/>
    </style:style>
    <style:style style:name="Table9.A" style:family="table-column">
      <style:table-column-properties style:column-width="2.0319in" style:rel-column-width="2536*"/>
    </style:style>
    <style:style style:name="Table9.B" style:family="table-column">
      <style:table-column-properties style:column-width="0.9479in" style:rel-column-width="1183*"/>
    </style:style>
    <style:style style:name="Table9.C" style:family="table-column">
      <style:table-column-properties style:column-width="4.516in" style:rel-column-width="5636*"/>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2" style:family="table">
      <style:table-properties style:width="7.5146in" fo:margin-left="-0.0104in" fo:margin-right="-0.0042in" table:align="margins"/>
    </style:style>
    <style:style style:name="Table12.A" style:family="table-column">
      <style:table-column-properties style:column-width="3.1708in" style:rel-column-width="4566*"/>
    </style:style>
    <style:style style:name="Table12.B" style:family="table-column">
      <style:table-column-properties style:column-width="0.6625in" style:rel-column-width="954*"/>
    </style:style>
    <style:style style:name="Table12.C" style:family="table-column">
      <style:table-column-properties style:column-width="3.6792in" style:rel-column-width="5298*"/>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e6e6e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e6e6e6"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7.21" style:family="table-row">
      <style:table-row-properties style:min-row-height="0.0569in"/>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e6e6e6"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e6e6e6"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e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Contents_20_1">
      <style:paragraph-properties>
        <style:tab-stops>
          <style:tab-stop style:position="7.5in" style:type="right" style:leader-style="dotted" style:leader-text="."/>
        </style:tab-stops>
      </style:paragraph-properties>
    </style:style>
    <style:style style:name="P7" style:family="paragraph" style:parent-style-name="Contents_20_2">
      <style:paragraph-properties>
        <style:tab-stops>
          <style:tab-stop style:position="7.3035in" style:type="right" style:leader-style="dotted" style:leader-text="."/>
        </style:tab-stops>
      </style:paragraph-properties>
    </style:style>
    <style:style style:name="P8" style:family="paragraph" style:parent-style-name="Contents_20_3">
      <style:paragraph-properties>
        <style:tab-stops>
          <style:tab-stop style:position="7.1071in" style:type="right" style:leader-style="dotted" style:leader-text="."/>
        </style:tab-stops>
      </style:paragraph-properties>
    </style:style>
    <style:style style:name="P9" style:family="paragraph" style:parent-style-name="Heading_20_1" style:list-style-name="L1">
      <style:paragraph-properties fo:break-before="page"/>
    </style:style>
    <style:style style:name="P10" style:family="paragraph" style:parent-style-name="Heading_20_2" style:list-style-name="L1"/>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start" style:justify-single-word="false"/>
    </style:style>
    <style:style style:name="P13" style:family="paragraph" style:parent-style-name="Heading_20_1">
      <style:paragraph-properties fo:break-before="page"/>
    </style:style>
    <style:style style:name="P14" style:family="paragraph" style:parent-style-name="Text_20_body">
      <style:text-properties fo:font-style="italic" style:font-style-asian="italic" style:font-style-complex="italic"/>
    </style:style>
    <style:style style:name="P15" style:family="paragraph" style:parent-style-name="Code">
      <style:text-properties fo:font-weight="bold" style:font-weight-asian="bold" style:font-weight-complex="bold"/>
    </style:style>
    <style:style style:name="P16" style:family="paragraph" style:parent-style-name="Text_20_body" style:list-style-name="L3"/>
    <style:style style:name="P17" style:family="paragraph" style:parent-style-name="Text_20_body">
      <style:paragraph-properties fo:text-align="start" style:justify-single-word="false"/>
      <style:text-properties fo:font-style="italic" style:font-style-asian="italic" style:font-style-complex="italic"/>
    </style:style>
    <style:style style:name="P18" style:family="paragraph" style:parent-style-name="Standard" style:list-style-name="L4">
      <style:text-properties fo:font-weight="normal" style:font-weight-asian="normal" style:font-weight-complex="normal"/>
    </style:style>
    <style:style style:name="P19" style:family="paragraph" style:parent-style-name="Code">
      <style:text-properties fo:font-size="9pt" style:font-size-asian="9pt" style:font-size-complex="9pt"/>
    </style:style>
    <style:style style:name="P20" style:family="paragraph" style:parent-style-name="Text_20_body" style:list-style-name="L5"/>
    <style:style style:name="P21" style:family="paragraph" style:parent-style-name="Text_20_body" style:list-style-name="L6">
      <style:text-properties fo:font-size="10pt" style:font-size-asian="10pt" style:font-size-complex="10pt"/>
    </style:style>
    <style:style style:name="P22" style:family="paragraph" style:parent-style-name="Text_20_body" style:list-style-name="L7"/>
    <style:style style:name="P23" style:family="paragraph" style:parent-style-name="Text_20_body" style:list-style-name="L8">
      <style:text-properties fo:font-size="10pt" style:font-size-asian="10pt" style:font-size-complex="10pt"/>
    </style:style>
    <style:style style:name="P24" style:family="paragraph" style:parent-style-name="Standard" style:list-style-name="L9">
      <style:text-properties fo:font-size="10pt" style:font-size-asian="10pt" style:font-size-complex="10pt"/>
    </style:style>
    <style:style style:name="P25" style:family="paragraph" style:parent-style-name="Standard">
      <style:text-properties fo:font-size="10pt" style:font-size-asian="10pt" style:font-size-complex="10pt"/>
    </style:style>
    <style:style style:name="P26" style:family="paragraph" style:parent-style-name="Standard" style:list-style-name="L10">
      <style:text-properties fo:font-size="10pt" style:font-size-asian="10pt" style:font-size-complex="10pt"/>
    </style:style>
    <style:style style:name="P27" style:family="paragraph" style:parent-style-name="Text_20_body" style:list-style-name="L11">
      <style:text-properties fo:font-size="10pt" style:font-size-asian="10pt" style:font-size-complex="10pt"/>
    </style:style>
    <style:style style:name="P28" style:family="paragraph" style:parent-style-name="Text_20_body">
      <style:text-properties fo:font-weight="bold" style:font-weight-asian="bold" style:font-weight-complex="bold"/>
    </style:style>
    <style:style style:name="P29" style:family="paragraph" style:parent-style-name="Text_20_body" style:list-style-name="L12"/>
    <style:style style:name="P30" style:family="paragraph">
      <style:paragraph-properties fo:text-align="center"/>
    </style:style>
    <style:style style:name="P31" style:family="paragraph" style:parent-style-name="Table_20_Contents">
      <style:text-properties fo:font-weight="bold" style:font-weight-asian="bold" style:font-weight-complex="bold"/>
    </style:style>
    <style:style style:name="P32" style:family="paragraph" style:parent-style-name="Text_20_body" style:list-style-name="L13"/>
    <style:style style:name="P33" style:family="paragraph" style:parent-style-name="Heading_20_2">
      <style:paragraph-properties fo:break-before="page"/>
    </style:style>
    <style:style style:name="P34" style:family="paragraph" style:parent-style-name="Text_20_body" style:list-style-name="L14">
      <style:text-properties fo:font-size="10.5pt" style:font-size-asian="10.5pt" style:font-size-complex="10.5pt"/>
    </style:style>
    <style:style style:name="P35" style:family="paragraph" style:parent-style-name="Text_20_body">
      <style:text-properties fo:font-size="10.5pt" style:font-size-asian="10.5pt" style:font-size-complex="10.5pt"/>
    </style:style>
    <style:style style:name="P36" style:family="paragraph" style:parent-style-name="Text_20_body" style:list-style-name="L15"/>
    <style:style style:name="P37" style:family="paragraph" style:parent-style-name="Text_20_body" style:list-style-name="L16">
      <style:text-properties fo:font-weight="normal" style:font-weight-asian="normal" style:font-weight-complex="normal"/>
    </style:style>
    <style:style style:name="P38" style:family="paragraph" style:parent-style-name="Text_20_body" style:list-style-name="L17"/>
    <style:style style:name="P39" style:family="paragraph" style:parent-style-name="Roller_20_macro_20_title">
      <style:text-properties fo:font-weight="bold" style:font-weight-asian="bold" style:font-weight-complex="bold"/>
    </style:style>
    <style:style style:name="P40" style:family="paragraph" style:parent-style-name="Text_20_body">
      <style:text-properties fo:font-weight="normal" style:font-weight-asian="normal" style:font-weight-complex="normal"/>
    </style:style>
    <style:style style:name="P41" style:family="paragraph" style:parent-style-name="Text_20_body">
      <style:text-properties fo:font-weight="bold" style:font-weight-asian="bold" style:font-weight-complex="normal"/>
    </style:style>
    <style:style style:name="P42"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43" style:family="paragraph" style:parent-style-name="Text_20_body">
      <style:paragraph-properties>
        <style:tab-stops>
          <style:tab-stop style:position="1.3925in"/>
        </style:tab-stops>
      </style:paragraph-properties>
    </style:style>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fo:font-size="10pt" style:font-size-asian="10pt" style:font-size-complex="10pt"/>
    </style:style>
    <style:style style:name="T4" style:family="text">
      <style:text-properties style:font-name="Courier New1"/>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ize="10.5pt" style:font-size-asian="10.5pt" style:font-size-complex="10.5pt"/>
    </style:style>
    <style:style style:name="T8" style:family="text">
      <style:text-properties fo:font-weight="normal" style:font-weight-asian="normal"/>
    </style:style>
    <style:style style:name="T9" style:family="text">
      <style:text-properties style:font-name="Courier"/>
    </style:style>
    <style:style style:name="T10" style:family="text">
      <style:text-properties style:font-name="Courier New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ragraph" style:horizontal-pos="from-left" style:horizontal-rel="paragraph" fo:padding="0in" fo:border="none" style:shadow="none"/>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number text:level="1" style:num-suffix="   " style:num-format="1">
        <style:list-level-properties text:min-label-distance="0.15in"/>
      </text:list-level-style-number>
      <text:list-level-style-number text:level="2" style:num-suffix="   " style:num-format="1" text:display-levels="2">
        <style:list-level-properties text:min-label-distance="0.15in"/>
      </text:list-level-style-number>
      <text:list-level-style-number text:level="3" style:num-suffix="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month number:style="long" number:textual="true"/>
      <number:text> </number:text>
      <number:year number:style="long"/>
    </number:date-style>
  </office:automatic-styles>
  <office:body>
    <office:text>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1"><draw:frame draw:style-name="fr1"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4.0 (DRAFT)</text:p>
      <text:p text:style-name="P4"><text:modification-date style:data-style-name="N106">July 2007</text:modification-date></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 Overview<text:tab/>4</text:p>
          <text:p text:style-name="P7"><text:s/>1.1 Copyright and trademark information<text:tab/>4</text:p>
          <text:p text:style-name="P7"><text:s/>1.2 Feedback<text:tab/>4</text:p>
          <text:p text:style-name="P7"><text:s/>1.3 Acknowledgments<text:tab/>4</text:p>
          <text:p text:style-name="P7"><text:s/>1.4 Modifications and Updates<text:tab/>4</text:p>
          <text:p text:style-name="P6">1 <text:s text:c="2"/>Introduction<text:tab/>5</text:p>
          <text:p text:style-name="P6">2 <text:s text:c="2"/>The Roller template system<text:tab/>6</text:p>
          <text:p text:style-name="P7">2.1 <text:s text:c="2"/>Page templates<text:tab/>6</text:p>
          <text:p text:style-name="P7">2.2 <text:s text:c="2"/>The Velocity template language<text:tab/>6</text:p>
          <text:p text:style-name="P6">3 <text:s text:c="2"/>Editing and creating page templates<text:tab/>8</text:p>
          <text:p text:style-name="P7">3.1 <text:s text:c="2"/>The Weblog template<text:tab/>8</text:p>
          <text:p text:style-name="P7">3.2 <text:s text:c="2"/>The _day template<text:tab/>10</text:p>
          <text:p text:style-name="P7">3.3 <text:s text:c="2"/>Customizing your theme<text:tab/>11</text:p>
          <text:p text:style-name="P7">3.4 <text:s text:c="2"/>Editing and creating page templates<text:tab/>12</text:p>
          <text:p text:style-name="P6">4 <text:s text:c="2"/>Using models, objects and macros<text:tab/>14</text:p>
          <text:p text:style-name="P7">4.1 <text:s text:c="2"/>Accessing data via models and objects<text:tab/>14</text:p>
          <text:p text:style-name="P8">4.1.1 <text:s text:c="2"/>Accessing object properties<text:tab/>14</text:p>
          <text:p text:style-name="P8">4.1.2 <text:s text:c="2"/>Calling object methods<text:tab/>14</text:p>
          <text:p text:style-name="P7">4.2 <text:s text:c="2"/>Calling macros<text:tab/>14</text:p>
          <text:p text:style-name="P7">4.3 <text:s text:c="2"/>A word about pagers<text:tab/>15</text:p>
          <text:p text:style-name="P6">5 <text:s text:c="2"/>Model Object Reference <text:tab/>16</text:p>
          <text:p text:style-name="P7">5.1 <text:s text:c="2"/>$config<text:tab/>16</text:p>
          <text:p text:style-name="P8">5.1.1 <text:s text:c="2"/>$config Properties<text:tab/>16</text:p>
          <text:p text:style-name="P8">5.1.2 <text:s text:c="2"/>$config Methods<text:tab/>16</text:p>
          <text:p text:style-name="P7">5.2 <text:s text:c="2"/>$model<text:tab/>17</text:p>
          <text:p text:style-name="P8">5.2.1 <text:s text:c="2"/>$model Properties<text:tab/>17</text:p>
          <text:p text:style-name="P8">5.2.2 <text:s text:c="2"/>$model Search Properties<text:tab/>18</text:p>
          <text:p text:style-name="P8">5.2.3 <text:s text:c="2"/>$model methods<text:tab/>18</text:p>
          <text:p text:style-name="P7">5.3 <text:s text:c="2"/>$url<text:tab/>19</text:p>
          <text:p text:style-name="P7">5.4 <text:s text:c="2"/>$utils<text:tab/>21</text:p>
          <text:p text:style-name="P6">6 <text:s text:c="2"/>Data Object Reference<text:tab/>22</text:p>
          <text:p text:style-name="P7">6.1 <text:s text:c="2"/>Bookmark<text:tab/>22</text:p>
          <text:p text:style-name="P7">6.2 <text:s text:c="2"/>BookmarkFolder<text:tab/>22</text:p>
          <text:p text:style-name="P7">6.3 <text:s text:c="2"/>Comment<text:tab/>23</text:p>
          <text:p text:style-name="P7">6.4 <text:s text:c="2"/>PageTemplate<text:tab/>23</text:p>
          <text:p text:style-name="P7">6.5 <text:s text:c="2"/>Referrer<text:tab/>23</text:p>
          <text:p text:style-name="P7">6.6 <text:s text:c="2"/>TagStat<text:tab/>24</text:p>
          <text:p text:style-name="P7">6.7 <text:s text:c="2"/>User<text:tab/>24</text:p>
          <text:p text:style-name="P7">6.8 <text:s text:c="2"/>Weblog<text:tab/>24</text:p>
          <text:p text:style-name="P7">6.9 <text:s text:c="2"/>WeblogCategory<text:tab/>25</text:p>
          <text:p text:style-name="P7">6.10 <text:s text:c="2"/>WeblogEntry<text:tab/>25</text:p>
          <text:p text:style-name="P7">6.11 <text:s text:c="2"/>WeblogEntryTag<text:tab/>26</text:p>
          <text:p text:style-name="P7">6.12 <text:s text:c="2"/>WeblogEntryAttribute<text:tab/>27</text:p>
          <text:p text:style-name="P6">7 <text:s text:c="2"/>Macro Reference<text:tab/>28</text:p>
          <text:p text:style-name="P7">7.1 <text:s text:c="2"/>Entry macros<text:tab/>28</text:p>
          <text:p text:style-name="P7">7.2 <text:s text:c="2"/>Comment macros<text:tab/>29</text:p>
          <text:p text:style-name="P7">7.3 <text:s text:c="2"/>List macros<text:tab/>30</text:p>
          <text:p text:style-name="P7">7.4 <text:s text:c="2"/>Menu macros<text:tab/>32</text:p>
          <text:p text:style-name="P7">7.5 <text:s text:c="2"/>Search macros<text:tab/>32</text:p>
          <text:p text:style-name="P7">7.6 <text:s text:c="2"/>Misc. macros<text:tab/>33</text:p>
          <text:p text:style-name="P7">7.7 <text:s text:c="2"/>Displaying a Tag Cloud<text:tab/>37</text:p>
          <text:p text:style-name="P6">8 <text:s text:c="2"/>Additional models<text:tab/>38</text:p>
          <text:p text:style-name="P7">8.1 <text:s text:c="2"/>$site<text:tab/>38</text:p>
          <text:p text:style-name="P8">8.1.1 <text:s text:c="2"/>$site Objects<text:tab/>38</text:p>
          <text:p text:style-name="P8">8.1.2 <text:s text:c="2"/>$site Methods<text:tab/>38</text:p>
          <text:p text:style-name="P7">8.2 <text:s text:c="2"/>$planet<text:tab/>39</text:p>
          <text:p text:style-name="P8">8.2.1 <text:s text:c="2"/>Configuring the planet model<text:tab/>39</text:p>
          <text:p text:style-name="P8">8.2.2 <text:s text:c="2"/>$planet Objects<text:tab/>40</text:p>
          <text:p text:style-name="P8">8.2.3 <text:s text:c="2"/>$planet Methods<text:tab/>41</text:p>
        </text:index-body>
      </text:table-of-content>
      <text:p text:style-name="Text_20_body"/>
      <text:list text:style-name="L1">
        <text:list-item>
          <text:h text:style-name="P9"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text:style-name="L1" text:continue-numbering="true">
        <text:list-item>
          <text:list text:continue-numbering="true">
            <text:list-item>
              <text:h text:style-name="P10"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text:style-name="L1" text:continue-numbering="true">
        <text:list-item>
          <text:list text:continue-numbering="true">
            <text:list-item>
              <text:h text:style-name="P10" text:outline-level="2">Feedback</text:h>
            </text:list-item>
          </text:list>
        </text:list-item>
      </text:list>
      <text:p text:style-name="P2">Please direct any comments or suggestions about this document to: dev@roller.apache.org</text:p>
      <text:p text:style-name="P2"/>
      <text:list text:style-name="L1" text:continue-numbering="true">
        <text:list-item>
          <text:list text:continue-numbering="true">
            <text:list-item>
              <text:h text:style-name="P10"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text:style-name="L1" text:continue-numbering="true">
        <text:list-item>
          <text:list text:continue-numbering="true">
            <text:list-item>
              <text:h text:style-name="P10" text:outline-level="2">Modifications and Updates</text:h>
            </text:list-item>
          </text:list>
        </text:list-item>
      </text:list>
      <table:table table:name="Table20" table:style-name="Table20">
        <table:table-column table:style-name="Table20.A"/>
        <table:table-column table:style-name="Table20.B"/>
        <table:table-header-rows>
          <table:table-row>
            <table:table-cell table:style-name="Table20.A1" office:value-type="string">
              <text:p text:style-name="P11">Date</text:p>
            </table:table-cell>
            <table:table-cell table:style-name="Table20.B1" office:value-type="string">
              <text:p text:style-name="P11">Description of Change</text:p>
            </table:table-cell>
          </table:table-row>
        </table:table-header-rows>
        <table:table-row>
          <table:table-cell table:style-name="Table20.A2" office:value-type="string">
            <text:p text:style-name="P12">July 31, 2007</text:p>
          </table:table-cell>
          <table:table-cell table:style-name="Table20.B2" office:value-type="string">
            <text:p text:style-name="P12">New format/layout</text:p>
          </table:table-cell>
        </table:table-row>
      </table:table>
      <text:p text:style-name="Text_20_body"/>
      <text:h text:style-name="P13"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4">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4">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13"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5"><text:s text:c="8"/>#foreach ($cat in $model.weblog.categories)</text:p>
      <text:p text:style-name="P15"><text:s text:c="12"/>#if ($cat.name != "Music")</text:p>
      <text:p text:style-name="Code"><text:s text:c="16"/><text:span text:style-name="T1">$cat.name</text:span>&lt;br&gt;</text:p>
      <text:p text:style-name="Code"><text:s text:c="12"/><text:span text:style-name="T1">#end</text:span></text:p>
      <text:p text:style-name="P15"><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3">#showBookmarkLinksList()</text:span> macro to display it as an HTML <text:span text:style-name="T3">&lt;ul&gt;</text:span> list.</text:p>
      <text:p text:style-name="Code"><text:s text:c="4"/>&lt;html&gt;</text:p>
      <text:p text:style-name="Code"><text:s text:c="4"/>&lt;body&gt;</text:p>
      <text:p text:style-name="Code"><text:s text:c="8"/>&lt;h2&gt;Blogroll&lt;/h2&gt;</text:p>
      <text:p text:style-name="P15"><text:s text:c="8"/>#set($rootFolder = $model.weblog.getBookmarkFolder("/"))</text:p>
      <text:p text:style-name="P15"><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text:style-name="L3">
        <text:list-item>
          <text:p text:style-name="P16"><text:a xlink:type="simple" xlink:href="http://jakarta.apache.org/velocity/docs/user-guide.html">http://jakarta.apache.org/velocity/docs/user-guide.html</text:a></text:p>
        </text:list-item>
        <text:list-item>
          <text:p text:style-name="P16"><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13"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7">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5"><text:s text:c="16"/>#if ($model.results)<text:tab/><text:tab/><text:tab/><text:tab/><text:tab/><text:tab/><text:tab/>#7</text:p>
      <text:p text:style-name="P15"><text:s text:c="20"/>#showWeblogSearchAgainForm($model.weblog)<text:tab/><text:tab/></text:p>
      <text:p text:style-name="P15"><text:s text:c="20"/>#showNextPrevSearchControl($pager) <text:s text:c="10"/><text:tab/></text:p>
      <text:p text:style-name="P15"><text:s text:c="16"/>#else</text:p>
      <text:p text:style-name="P15"><text:s text:c="20"/>#showNextPrevEntriesControl($pager) <text:s text:c="5"/><text:tab/><text:tab/><text:tab/>#8</text:p>
      <text:p text:style-name="P15"><text:s text:c="16"/>#end</text:p>
      <text:p text:style-name="Code"><text:s text:c="12"/>&lt;/div&gt;</text:p>
      <text:p text:style-name="P15"><text:s text:c="12"/>#showWeblogEntriesPager($pager) <text:s text:c="4"/><text:tab/><text:tab/><text:tab/><text:tab/><text:tab/>#9</text:p>
      <text:p text:style-name="P15"><text:s text:c="12"/>#if ($model.permalink) <text:s text:c="18"/><text:tab/><text:tab/><text:tab/><text:tab/><text:tab/>#10</text:p>
      <text:p text:style-name="P15"><text:s text:c="15"/>#showWeblogEntryComments($entry) <text:s text:c="6"/><text:tab/><text:tab/><text:tab/></text:p>
      <text:p text:style-name="P15"><text:s text:c="15"/>#showWeblogEntryCommentForm($entry) <text:s text:c="4"/><text:tab/><text:tab/><text:tab/></text:p>
      <text:p text:style-name="P15"><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text:style-name="L4">
        <text:list-item>
          <text:list>
            <text:list-item>
              <text:list>
                <text:list-item>
                  <text:p text:style-name="P18"><text:span text:style-name="T1">HTML title</text:span><text:line-break/>For the HTML title we use the weblog's name, a colon and the name of the page template that is currently being displayed.</text:p>
                </text:list-item>
                <text:list-item>
                  <text:p text:style-name="P18"><text:span text:style-name="T1">Auto-discovery links</text:span><text:line-break/>The <text:span text:style-name="T3">#showAutodiscoveryLinks() </text:span>macro adds the HTML <text:span text:style-name="T3">&lt;link&gt;</text:span> elements required for RSS and Atom feed auto-discovery as well as RSD for weblog clients.</text:p>
                </text:list-item>
                <text:list-item>
                  <text:p text:style-name="P18"><text:span text:style-name="T1">Include CSS styles</text:span><text:line-break/>Here we use the include the theme's <text:span text:style-name="T1">_css</text:span> template directly in the page, right inside a pair of <text:span text:style-name="T3">&lt;style&gt;</text:span> tags. </text:p>
                </text:list-item>
                <text:list-item>
                  <text:p text:style-name="P18"><text:span text:style-name="T1">Display a page title</text:span><text:line-break/>Here we use the weblog's name again in an <text:span text:style-name="T4">&lt;h1&gt;</text:span> title.</text:p>
                </text:list-item>
                <text:list-item>
                  <text:p text:style-name="P18"><text:span text:style-name="T1">Category links list</text:span><text:line-break/>Display a list of weblog category links.</text:p>
                </text:list-item>
                <text:list-item>
                  <text:p text:style-name="P18"><text:span text:style-name="T1">Get entries pager</text:span><text:line-break/>Get the entries pager object so we can display entries and a paging control.</text:p>
                </text:list-item>
                <text:list-item>
                  <text:p text:style-name="P18"><text:span text:style-name="T1">Show search results control?</text:span> <text:line-break/>Show search results pager control if search in progress</text:p>
                </text:list-item>
                <text:list-item>
                  <text:p text:style-name="P18"><text:span text:style-name="T1">Else . . .<text:line-break/></text:span>Show normal entries pager control. </text:p>
                </text:list-item>
                <text:list-item>
                  <text:p text:style-name="P18"><text:span text:style-name="T1">Show entries</text:span><text:line-break/>Show current page's worth of entries (or search results). Calls on <text:span text:style-name="T1">_day</text:span> template to do the display of each day's worth of entries.</text:p>
                </text:list-item>
                <text:list-item>
                  <text:p text:style-name="P18"><text:span text:style-name="T1">Show comments?</text:span> <text:line-break/>If we're on a permalink page, then show comments and comments form</text:p>
                </text:list-item>
                <text:list-item>
                  <text:p text:style-name="P18"><text:span text:style-name="T1">Show the calendar</text:span> <text:line-break/>Show the standard weblog calendar.</text:p>
                </text:list-item>
                <text:list-item>
                  <text:p text:style-name="P18"><text:span text:style-name="T1">Show feed links</text:span><text:line-break/>Show links to all available Atom entry feeds, one per category.</text:p>
                </text:list-item>
                <text:list-item>
                  <text:p text:style-name="P18"><text:span text:style-name="T1">Search form</text:span><text:line-break/>Show the weblog search form, false indicates no category chooser.</text:p>
                </text:list-item>
                <text:list-item>
                  <text:p text:style-name="P18"><text:span text:style-name="T1">Display blogroll</text:span><text:line-break/>Display contents of the root bookmark folder.</text:p>
                </text:list-item>
                <text:list-item>
                  <text:p text:style-name="P18"><text:span text:style-name="T1">Show page menu</text:span><text:line-break/>Display navigation bar of pages available in weblog.</text:p>
                </text:list-item>
                <text:list-item>
                  <text:p text:style-name="P18"><text:span text:style-name="T1">Show author menu</text:span><text:line-break/>Display author's menu, only visible to authorized users.</text:p>
                </text:list-item>
                <text:list-item>
                  <text:p text:style-name="P18"><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4">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5">&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9"/>
      <text:p text:style-name="Text_20_body">And here's a point-by-point description of the template language expressions and statements found in the above day template:</text:p>
      <text:list text:style-name="L5">
        <text:list-item>
          <text:p text:style-name="P20"><text:span text:style-name="T1">Display day header.</text:span><text:line-break/>For the day header, we display the current date in a long format.</text:p>
        </text:list-item>
        <text:list-item>
          <text:p text:style-name="P20"><text:span text:style-name="T1">Loop through day's entries.</text:span><text:line-break/>Here we use a $foreach loop to iterate through the $entries collection</text:p>
        </text:list-item>
        <text:list-item>
          <text:p text:style-name="P20"><text:span text:style-name="T1">Display entry title.</text:span><text:line-break/>Display the entry title in a &lt;div&gt; so that it can be easily <text:s/>styled.</text:p>
        </text:list-item>
        <text:list-item>
          <text:p text:style-name="P20"><text:span text:style-name="T1">Display entry content or summary.</text:span><text:line-break/>If we're on a permalink page, show the entry's content. Otherwise, show the summary if a summary is available.</text:p>
        </text:list-item>
        <text:list-item>
          <text:p text:style-name="P20"><text:span text:style-name="T1">Display entry permalink.</text:span><text:line-break/>Display permanent link to the entry.</text:p>
        </text:list-item>
        <text:list-item>
          <text:p text:style-name="P20"><text:span text:style-name="T1">Display entry author's name.</text:span><text:line-break/>Display the name of the author of the entry.</text:p>
        </text:list-item>
        <text:list-item>
          <text:p text:style-name="P20"><text:span text:style-name="T1">Display entry category.</text:span><text:line-break/>Display the name of the category associated with the entry.</text:p>
        </text:list-item>
        <text:list-item>
          <text:p text:style-name="P20"><text:span text:style-name="T1">Show edit link.</text:span><text:line-break/>If user is authorized, display link to edit the entry.</text:p>
        </text:list-item>
        <text:list-item>
          <text:p text:style-name="P20"><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text:style-name="L6">
        <text:list-item>
          <text:p text:style-name="P21"><draw:frame draw:style-name="fr2"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21"><text:span text:style-name="T1">Pick and save the theme you'd like to customize.</text:span><text:line-break/>If you want to customize your weblog's current theme, then you can skip this step. If you have't decided which theme to customize, then use the preview combo-box to pick the theme that you'd like to use as your starting point. Once you've picked your theme, click the Save button to save it as your current theme.</text:p>
        </text:list-item>
        <text:list-item>
          <text:p text:style-name="P21"><draw:frame draw:style-name="fr2"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21"><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2"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text:style-name="L7">
        <text:list-item>
          <text:p text:style-name="P22"><text:span text:style-name="T1">Name</text:span>: Each template has a name, which you can display in your templates. You can also use the <text:span text:style-name="T4">#includeTemplate()</text:span> macro to include the contents of one page in another, by referring to the template by name.</text:p>
        </text:list-item>
        <text:list-item>
          <text:p text:style-name="P22"><text:span text:style-name="T1">Description</text:span>: You can enter an option description for each page for display or just as a reminder to yourself as to the purpose of the page.</text:p>
        </text:list-item>
        <text:list-item>
          <text:p text:style-name="P22"><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22"><text:span text:style-name="T1">Navbar</text:span>: This is a flag that indicates whether the page is to be shown in the weblog navigation bar that is produced by the <text:span text:style-name="T4">#showPageMenu()</text:span> macro.</text:p>
        </text:list-item>
        <text:list-item>
          <text:p text:style-name="P22"><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2"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13"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6"> Let's explain these new terms.</text:span></text:p>
      <text:list text:style-name="L8">
        <text:list-item>
          <text:p text:style-name="P23"><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23"><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23"><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5"><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5"><text:tab/>#showWeblogEntryCalendar($model.weblog "nil") </text:p>
      <text:p text:style-name="P15"/>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6">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text:style-name="L9">
        <text:list-item>
          <text:p text:style-name="P24"><text:bookmark-start text:name="DDE_LINK6"/>$pager.homeLink <text:tab/><text:tab/>– URL of the first page of results</text:p>
        </text:list-item>
        <text:list-item>
          <text:p text:style-name="P24">$pager.homeName <text:tab/><text:tab/>– Name to be displayed for that URL</text:p>
        </text:list-item>
        <text:list-item>
          <text:p text:style-name="P24">$pager.nextLink <text:tab/><text:tab/><text:tab/>– URL of the next page of results</text:p>
        </text:list-item>
        <text:list-item>
          <text:p text:style-name="P24">$pager.nextName <text:tab/><text:tab/>– Name to be displayed for that URL</text:p>
        </text:list-item>
        <text:list-item>
          <text:p text:style-name="P24">$pager.prevLink <text:tab/><text:tab/><text:tab/>– URL of the previous page of results</text:p>
        </text:list-item>
        <text:list-item>
          <text:p text:style-name="P24">$pager.prevName <text:tab/><text:tab/>– Name to be displayed for that URL</text:p>
        </text:list-item>
        <text:list-item>
          <text:p text:style-name="P24">$pager.items <text:tab/><text:tab/><text:tab/>– Collection of data objects; the current page of results</text:p>
        </text:list-item>
      </text:list>
      <text:p text:style-name="P25"><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text:style-name="L10">
        <text:list-item>
          <text:p text:style-name="P26">$pager.homeLink <text:tab/><text:tab/>– URL of the first page of results</text:p>
        </text:list-item>
        <text:list-item>
          <text:p text:style-name="P26">$pager.homeName <text:tab/><text:tab/>– Name to be displayed for that URL</text:p>
        </text:list-item>
        <text:list-item>
          <text:p text:style-name="P26">$pager.nextLink <text:tab/><text:tab/><text:tab/>– URL of the next page of results</text:p>
        </text:list-item>
        <text:list-item>
          <text:p text:style-name="P26">$pager.nextName <text:tab/><text:tab/>– Name to be displayed for that URL</text:p>
        </text:list-item>
        <text:list-item>
          <text:p text:style-name="P26">$pager.prevLink <text:tab/><text:tab/><text:tab/>– URL of the previous page of results</text:p>
        </text:list-item>
        <text:list-item>
          <text:p text:style-name="P26">$pager.prevName <text:tab/><text:tab/>– Name to be displayed for that URL</text:p>
        </text:list-item>
        <text:list-item>
          <text:p text:style-name="P26">$pager.nextCollectionLink <text:tab/>– URL of next collection in sequence</text:p>
        </text:list-item>
        <text:list-item>
          <text:p text:style-name="P26">$pager.nextCollectionName <text:tab/>– Name to be displayed for that URL</text:p>
        </text:list-item>
        <text:list-item>
          <text:p text:style-name="P26">$pager.prevCollectionLink <text:tab/>– URL of previous collection in sequence</text:p>
        </text:list-item>
        <text:list-item>
          <text:p text:style-name="P26">$pager.prevCollectionName <text:tab/>– Name to be displayed for that URL</text:p>
        </text:list-item>
        <text:list-item>
          <text:p text:style-name="P26">$pager.items <text:tab/><text:tab/><text:tab/>– Collection of data objects; the current page of results</text:p>
        </text:list-item>
      </text:list>
      <text:p text:style-name="Text_20_body"/>
      <text:h text:style-name="P13" text:outline-level="1">Model Object Reference </text:h>
      <text:p text:style-name="Text_20_body">This section covers the standard model objects available in all page templates:</text:p>
      <text:list text:style-name="L11">
        <text:list-item>
          <text:p text:style-name="P27">$config – provides access to the Roller site configuration parameters</text:p>
        </text:list-item>
        <text:list-item>
          <text:p text:style-name="P27">$model – provides access to data for one specific weblog</text:p>
        </text:list-item>
        <text:list-item>
          <text:p text:style-name="P27">$url – for creating Roller URLs and URLs within one specific weblog</text:p>
        </text:list-item>
        <text:list-item>
          <text:p text:style-name="P27">$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8">Property Name</text:p>
            </table:table-cell>
            <table:table-cell table:style-name="Table9.A1" office:value-type="string">
              <text:p text:style-name="P28">Type</text:p>
            </table:table-cell>
            <table:table-cell table:style-name="Table9.C1" office:value-type="string">
              <text:p text:style-name="P28">Description</text:p>
            </table:table-cell>
          </table:table-row>
        </table:table-header-rows>
        <table:table-row>
          <table:table-cell table:style-name="Table9.A2" office:value-type="string">
            <text:p text:style-name="Table_20_Contents">$config.commentAutoFormat</text:p>
          </table:table-cell>
          <table:table-cell table:style-name="Table9.A2" office:value-type="string">
            <text:p text:style-name="Table_20_Contents">Boolean</text:p>
          </table:table-cell>
          <table:table-cell table:style-name="Table9.C2" office:value-type="string">
            <text:p text:style-name="Table_20_Contents">True if comments should be formatted with added line feeds.</text:p>
          </table:table-cell>
        </table:table-row>
        <table:table-row>
          <table:table-cell table:style-name="Table9.A2" office:value-type="string">
            <text:p text:style-name="Table_20_Contents">$config.commentEmailNotify</text:p>
          </table:table-cell>
          <table:table-cell table:style-name="Table9.A2" office:value-type="string">
            <text:p text:style-name="Table_20_Contents">Boolean</text:p>
          </table:table-cell>
          <table:table-cell table:style-name="Table9.C2" office:value-type="string">
            <text:p text:style-name="Table_20_Contents">True if notification of new comments via email is enabled.</text:p>
          </table:table-cell>
        </table:table-row>
        <table:table-row>
          <table:table-cell table:style-name="Table9.A2" office:value-type="string">
            <text:p text:style-name="Table_20_Contents">$config.commentEscapeHtml</text:p>
          </table:table-cell>
          <table:table-cell table:style-name="Table9.A2" office:value-type="string">
            <text:p text:style-name="Table_20_Contents">Boolean</text:p>
          </table:table-cell>
          <table:table-cell table:style-name="Table9.C2" office:value-type="string">
            <text:p text:style-name="Table_20_Contents">True if all HTML will be stripped of comments before display.</text:p>
          </table:table-cell>
        </table:table-row>
        <table:table-row>
          <table:table-cell table:style-name="Table9.A2" office:value-type="string">
            <text:p text:style-name="Table_20_Contents">$config.feedMaxSize</text:p>
          </table:table-cell>
          <table:table-cell table:style-name="Table9.A2" office:value-type="string">
            <text:p text:style-name="Table_20_Contents"><text:bookmark-start text:name="DDE_LINK71"/>I<text:bookmark-end text:name="DDE_LINK71"/>nteger</text:p>
          </table:table-cell>
          <table:table-cell table:style-name="Table9.C2" office:value-type="string">
            <text:p text:style-name="Table_20_Contents">Maximum number of items displayed in RSS and Atom feeds.</text:p>
          </table:table-cell>
        </table:table-row>
        <table:table-row>
          <table:table-cell table:style-name="Table9.A2" office:value-type="string">
            <text:p text:style-name="Table_20_Contents">$config.feedStyle</text:p>
          </table:table-cell>
          <table:table-cell table:style-name="Table9.A2" office:value-type="string">
            <text:p text:style-name="Table_20_Contents">Boolean</text:p>
          </table:table-cell>
          <table:table-cell table:style-name="Table9.C2" office:value-type="string">
            <text:p text:style-name="Table_20_Contents">True if feeds are displayed with user-friendly formatting (via XSL stylesheet).</text:p>
          </table:table-cell>
        </table:table-row>
        <table:table-row>
          <table:table-cell table:style-name="Table9.A2" office:value-type="string">
            <text:p text:style-name="Table_20_Contents">$config.rollerVersion</text:p>
          </table:table-cell>
          <table:table-cell table:style-name="Table9.A2" office:value-type="string">
            <text:p text:style-name="Table_20_Contents">String</text:p>
          </table:table-cell>
          <table:table-cell table:style-name="Table9.C2" office:value-type="string">
            <text:p text:style-name="Table_20_Contents">Version number of Roller build.</text:p>
          </table:table-cell>
        </table:table-row>
        <table:table-row>
          <table:table-cell table:style-name="Table9.A2" office:value-type="string">
            <text:p text:style-name="Table_20_Contents">$config.registrationEnabled</text:p>
          </table:table-cell>
          <table:table-cell table:style-name="Table9.A2" office:value-type="string">
            <text:p text:style-name="Table_20_Contents">Boolean</text:p>
          </table:table-cell>
          <table:table-cell table:style-name="Table9.C2" office:value-type="string">
            <text:p text:style-name="Table_20_Contents">True if new user registration is enabled.</text:p>
          </table:table-cell>
        </table:table-row>
        <table:table-row>
          <table:table-cell table:style-name="Table9.A2" office:value-type="string">
            <text:p text:style-name="Table_20_Contents">$config.registrationURL</text:p>
          </table:table-cell>
          <table:table-cell table:style-name="Table9.A2" office:value-type="string">
            <text:p text:style-name="Table_20_Contents">Boolean</text:p>
          </table:table-cell>
          <table:table-cell table:style-name="Table9.C2" office:value-type="string">
            <text:p text:style-name="Table_20_Contents">URL of new user registration site (if not using standard Roller registration).</text:p>
          </table:table-cell>
        </table:table-row>
        <table:table-row>
          <table:table-cell table:style-name="Table9.A2" office:value-type="string">
            <text:p text:style-name="Table_20_Contents">$config.siteDescription</text:p>
          </table:table-cell>
          <table:table-cell table:style-name="Table9.A2" office:value-type="string">
            <text:p text:style-name="Table_20_Contents">String</text:p>
          </table:table-cell>
          <table:table-cell table:style-name="Table9.C2" office:value-type="string">
            <text:p text:style-name="Table_20_Contents">Description of this Roller site.</text:p>
          </table:table-cell>
        </table:table-row>
        <table:table-row>
          <table:table-cell table:style-name="Table9.A2" office:value-type="string">
            <text:p text:style-name="Table_20_Contents">$config.siteEmail</text:p>
          </table:table-cell>
          <table:table-cell table:style-name="Table9.A2" office:value-type="string">
            <text:p text:style-name="Table_20_Contents">String</text:p>
          </table:table-cell>
          <table:table-cell table:style-name="Table9.C2" office:value-type="string">
            <text:p text:style-name="Table_20_Contents">Email address of this Roller site's administrator.</text:p>
          </table:table-cell>
        </table:table-row>
        <table:table-row>
          <table:table-cell table:style-name="Table9.A2" office:value-type="string">
            <text:p text:style-name="Table_20_Contents">$config.siteName</text:p>
          </table:table-cell>
          <table:table-cell table:style-name="Table9.A2" office:value-type="string">
            <text:p text:style-name="Table_20_Contents">String</text:p>
          </table:table-cell>
          <table:table-cell table:style-name="Table9.C2" office:value-type="string">
            <text:p text:style-name="Table_20_Contents">Name of this Roller site.</text:p>
          </table:table-cell>
        </table:table-row>
        <table:table-row>
          <table:table-cell table:style-name="Table9.A2" office:value-type="string">
            <text:p text:style-name="Table_20_Contents">$config.siteShortName</text:p>
          </table:table-cell>
          <table:table-cell table:style-name="Table9.A2" office:value-type="string">
            <text:p text:style-name="Table_20_Contents"><text:bookmark-start text:name="DDE_LINK2"/>String<text:bookmark-end text:name="DDE_LINK2"/></text:p>
          </table:table-cell>
          <table:table-cell table:style-name="Table9.C2"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text:style-name="L12">
        <text:list-item>
          <text:p text:style-name="P29"><text:span text:style-name="T1">boolean getBooleanProperty(String propertyName)</text:span><text:line-break/>Returns the named runtime property as a booean.</text:p>
        </text:list-item>
        <text:list-item>
          <text:p text:style-name="P29"><text:span text:style-name="T1">String getProperty(String propertyName)</text:span><text:line-break/>Returns the named runtime property as a String.</text:p>
        </text:list-item>
        <text:list-item>
          <text:p text:style-name="P29"><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3" draw:name="Frame1" text:anchor-type="paragraph" svg:x="0.1854in" svg:y="0.2307in" svg:width="7.0555in" draw:z-index="4"><draw:text-box fo:min-height="3.9583in"><text:p text:style-name="Frame_20_contents"><draw:rect text:anchor-type="paragraph" draw:z-index="5" draw:style-name="gr1" draw:text-style-name="P30" svg:width="1.4795in" svg:height="0.3106in" svg:x="1.2382in" svg:y="2.6382in"><text:p text:style-name="P30">Weblog Page</text:p></draw:rect><draw:rect text:anchor-type="paragraph" draw:z-index="6" draw:style-name="gr1" draw:text-style-name="P30" svg:width="1.4795in" svg:height="0.3106in" svg:x="0.9429in" svg:y="3.0689in"><text:p text:style-name="P30">Weblog Category</text:p></draw:rect><draw:rect text:anchor-type="paragraph" draw:z-index="7" draw:style-name="gr2" draw:text-style-name="P30" svg:width="1.4795in" svg:height="0.3106in" svg:x="4.4008in" svg:y="1.3835in"><text:p/></draw:rect><draw:rect text:anchor-type="paragraph" draw:z-index="8" draw:style-name="gr1" draw:text-style-name="P30" svg:width="1.4795in" svg:height="0.3106in" svg:x="4.3055in" svg:y="1.2984in"><text:p text:style-name="P30">Recent entries</text:p></draw:rect><draw:rect text:anchor-type="paragraph" draw:z-index="9" draw:style-name="gr2" draw:text-style-name="P30" svg:width="1.4795in" svg:height="0.3106in" svg:x="4.4008in" svg:y="1.952in"><text:p/></draw:rect><draw:rect text:anchor-type="paragraph" draw:z-index="10" draw:style-name="gr1" draw:text-style-name="P30" svg:width="1.4795in" svg:height="0.3106in" svg:x="4.3055in" svg:y="1.8673in"><text:p text:style-name="P30">Recent Comments</text:p></draw:rect><draw:rect text:anchor-type="paragraph" draw:z-index="11" draw:style-name="gr2" draw:text-style-name="P30" svg:width="1.4795in" svg:height="0.3106in" svg:x="4.4008in" svg:y="2.5201in"><text:p/></draw:rect><draw:rect text:anchor-type="paragraph" draw:z-index="12" draw:style-name="gr1" draw:text-style-name="P30" svg:width="1.4795in" svg:height="0.3106in" svg:x="4.3055in" svg:y="2.4264in"><text:p text:style-name="P30">Bookmark Folders</text:p></draw:rect><draw:rect text:anchor-type="paragraph" draw:z-index="13" draw:style-name="gr2" draw:text-style-name="P30" svg:width="1.4795in" svg:height="0.3106in" svg:x="4.3835in" svg:y="0.2382in"><text:p/></draw:rect><draw:rect text:anchor-type="paragraph" draw:z-index="14" draw:style-name="gr1" draw:text-style-name="P30" svg:width="1.4795in" svg:height="0.3106in" svg:x="4.2882in" svg:y="0.1602in"><text:p text:style-name="P30">Weblog Entries</text:p></draw:rect><draw:rect text:anchor-type="paragraph" draw:z-index="15" draw:style-name="gr2" draw:text-style-name="P30" svg:width="1.4795in" svg:height="0.3106in" svg:x="4.4008in" svg:y="3.098in"><text:p/></draw:rect><draw:rect text:anchor-type="paragraph" draw:z-index="16" draw:style-name="gr1" draw:text-style-name="P30" svg:width="1.4795in" svg:height="0.3106in" svg:x="4.3055in" svg:y="3.0043in"><text:p text:style-name="P30">Weblog Pages</text:p></draw:rect><draw:rect text:anchor-type="paragraph" draw:z-index="17" draw:style-name="gr2" draw:text-style-name="P30" svg:width="1.4795in" svg:height="0.3106in" svg:x="4.3925in" svg:y="0.8346in"><text:p/></draw:rect><draw:rect text:anchor-type="paragraph" draw:z-index="18" draw:style-name="gr1" draw:text-style-name="P30" svg:width="1.4795in" svg:height="0.3106in" svg:x="4.2972in" svg:y="0.75in"><text:p text:style-name="P30">Comments</text:p></draw:rect><draw:line text:anchor-type="paragraph" draw:z-index="19" draw:style-name="gr3" draw:text-style-name="P30" svg:x1="0.7102in" svg:y1="0.4634in" svg:x2="1.5701in" svg:y2="1.248in"><text:p/></draw:line><draw:line text:anchor-type="paragraph" draw:z-index="20" draw:style-name="gr3" draw:text-style-name="P30" svg:x1="0.8335in" svg:y1="0.4634in" svg:x2="1.7118in" svg:y2="0.8244in"><text:p/></draw:line><draw:line text:anchor-type="paragraph" draw:z-index="21" draw:style-name="gr3" draw:text-style-name="P30" svg:x1="0.6252in" svg:y1="0.4634in" svg:x2="1.4563in" svg:y2="1.9098in"><text:p/></draw:line><draw:line text:anchor-type="paragraph" draw:z-index="22" draw:style-name="gr3" draw:text-style-name="P30" svg:x1="0.5402in" svg:y1="0.4634in" svg:x2="1.2382in" svg:y2="2.6386in"><text:p/></draw:line><draw:line text:anchor-type="paragraph" draw:z-index="23" draw:style-name="gr3" draw:text-style-name="P30" svg:x1="0.4547in" svg:y1="0.4634in" svg:x2="0.9429in" svg:y2="3.0689in"><text:p/></draw:line><draw:line text:anchor-type="paragraph" draw:z-index="24" draw:style-name="gr3" draw:text-style-name="P30" svg:x1="3.1909in" svg:y1="0.9634in" svg:x2="4.2882in" svg:y2="0.3189in"><text:p/></draw:line><draw:line text:anchor-type="paragraph" draw:z-index="25" draw:style-name="gr3" draw:text-style-name="P30" svg:x1="3.0492in" svg:y1="1.3984in" svg:x2="4.2972in" svg:y2="0.8874in"><text:p/></draw:line><draw:line text:anchor-type="paragraph" draw:z-index="26" draw:style-name="gr3" draw:text-style-name="P30" svg:x1="2.9354in" svg:y1="1.9535in" svg:x2="4.3055in" svg:y2="1.4744in"><text:p/></draw:line><draw:line text:anchor-type="paragraph" draw:z-index="27" draw:style-name="gr3" draw:text-style-name="P30" svg:x1="2.9354in" svg:y1="2.0953in" svg:x2="4.3055in" svg:y2="2.5917in"><text:p/></draw:line><draw:line text:anchor-type="paragraph" draw:z-index="28" draw:style-name="gr3" draw:text-style-name="P30" svg:x1="2.9354in" svg:y1="2.0236in" svg:x2="4.3055in" svg:y2="2.0236in"><text:p/></draw:line><draw:line text:anchor-type="paragraph" draw:z-index="29" draw:style-name="gr3" draw:text-style-name="P30" svg:x1="2.9354in" svg:y1="2.1618in" svg:x2="4.3055in" svg:y2="3.1311in"><text:p/></draw:line><draw:rect text:anchor-type="paragraph" draw:z-index="30" draw:style-name="gr1" draw:text-style-name="P30" svg:width="1.4795in" svg:height="0.3106in" svg:x="1.7118in" svg:y="0.8244in"><text:p text:style-name="P30">Pager</text:p></draw:rect><draw:rect text:anchor-type="paragraph" draw:z-index="31" draw:style-name="gr1" draw:text-style-name="P30" svg:width="1.4795in" svg:height="0.3106in" svg:x="0.1402in" svg:y="0.1528in"><text:p text:style-name="P30">Model</text:p></draw:rect><draw:rect text:anchor-type="paragraph" draw:z-index="32" draw:style-name="gr1" draw:text-style-name="P30" svg:width="1.4795in" svg:height="0.3106in" svg:x="1.4563in" svg:y="1.9098in"><text:p text:style-name="P30">Weblog</text:p></draw:rect><draw:rect text:anchor-type="paragraph" draw:z-index="33" draw:style-name="gr1" draw:text-style-name="P30" svg:width="1.4795in" svg:height="0.3106in" svg:x="1.5701in" svg:y="1.248in"><text:p text:style-name="P30">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8">Name</text:p>
            </table:table-cell>
            <table:table-cell table:style-name="Table16.A1" office:value-type="string">
              <text:p text:style-name="P31">Type</text:p>
            </table:table-cell>
            <table:table-cell table:style-name="Table16.C1" office:value-type="string">
              <text:p text:style-name="P31">Description</text:p>
            </table:table-cell>
          </table:table-row>
        </table:table-header-rows>
        <table:table-row>
          <table:table-cell table:style-name="Table16.A2" office:value-type="string">
            <text:p text:style-name="Table_20_Contents">$model.commentForm</text:p>
          </table:table-cell>
          <table:table-cell table:style-name="Table16.A2" office:value-type="string">
            <text:p text:style-name="Table_20_Contents">CommentForm</text:p>
          </table:table-cell>
          <table:table-cell table:style-name="Table16.C2"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2" office:value-type="string">
            <text:p text:style-name="Table_20_Contents">$model.locale</text:p>
          </table:table-cell>
          <table:table-cell table:style-name="Table16.A2" office:value-type="string">
            <text:p text:style-name="Table_20_Contents">String</text:p>
          </table:table-cell>
          <table:table-cell table:style-name="Table16.C2" office:value-type="string">
            <text:p text:style-name="Table_20_Contents">Name of locale if one is specified in the URL.</text:p>
          </table:table-cell>
        </table:table-row>
        <table:table-row>
          <table:table-cell table:style-name="Table16.A2" office:value-type="string">
            <text:p text:style-name="Table_20_Contents">$model.weblog</text:p>
          </table:table-cell>
          <table:table-cell table:style-name="Table16.A2" office:value-type="string">
            <text:p text:style-name="Table_20_Contents">Weblog</text:p>
          </table:table-cell>
          <table:table-cell table:style-name="Table16.C2" office:value-type="string">
            <text:p text:style-name="Table_20_Contents">Current weblog being displayed.</text:p>
          </table:table-cell>
        </table:table-row>
        <table:table-row>
          <table:table-cell table:style-name="Table16.A2" office:value-type="string">
            <text:p text:style-name="Table_20_Contents">$model.weblogCategory</text:p>
          </table:table-cell>
          <table:table-cell table:style-name="Table16.A2" office:value-type="string">
            <text:p text:style-name="Table_20_Contents"><text:bookmark-start text:name="DDE_LINK72"/>W<text:bookmark-end text:name="DDE_LINK72"/>eblogCategory</text:p>
          </table:table-cell>
          <table:table-cell table:style-name="Table16.C2" office:value-type="string">
            <text:p text:style-name="Table_20_Contents">Weblog category specified by URL or null if not specified.</text:p>
          </table:table-cell>
        </table:table-row>
        <table:table-row>
          <table:table-cell table:style-name="Table16.A2" office:value-type="string">
            <text:p text:style-name="Table_20_Contents">$model.weblogEntry</text:p>
          </table:table-cell>
          <table:table-cell table:style-name="Table16.A2" office:value-type="string">
            <text:p text:style-name="Table_20_Contents">WeblogEntry</text:p>
          </table:table-cell>
          <table:table-cell table:style-name="Table16.C2" office:value-type="string">
            <text:p text:style-name="Table_20_Contents">Weblog entry object specified by URL or null if none specified.</text:p>
          </table:table-cell>
        </table:table-row>
        <table:table-row>
          <table:table-cell table:style-name="Table16.A2" office:value-type="string">
            <text:p text:style-name="Table_20_Contents">$model.weblogEntriesPager</text:p>
          </table:table-cell>
          <table:table-cell table:style-name="Table16.A2" office:value-type="string">
            <text:p text:style-name="Table_20_Contents">Pager</text:p>
          </table:table-cell>
          <table:table-cell table:style-name="Table16.C2" office:value-type="string">
            <text:p text:style-name="Table_20_Contents">Weblog entry pager for paging over entries specified by URL.</text:p>
          </table:table-cell>
        </table:table-row>
        <table:table-row>
          <table:table-cell table:style-name="Table16.A2" office:value-type="string">
            <text:p text:style-name="Table_20_Contents">$model.weblogPage</text:p>
          </table:table-cell>
          <table:table-cell table:style-name="Table16.A2" office:value-type="string">
            <text:p text:style-name="Table_20_Contents">PageTemplate</text:p>
          </table:table-cell>
          <table:table-cell table:style-name="Table16.C2" office:value-type="string">
            <text:p text:style-name="Table_20_Contents">Weblog page object specified or implied by URL.</text:p>
          </table:table-cell>
        </table:table-row>
        <table:table-row>
          <table:table-cell table:style-name="Table16.A2" office:value-type="string">
            <text:p text:style-name="Table_20_Contents">$model.permalink</text:p>
          </table:table-cell>
          <table:table-cell table:style-name="Table16.A2" office:value-type="string">
            <text:p text:style-name="Table_20_Contents">Boolean</text:p>
          </table:table-cell>
          <table:table-cell table:style-name="Table16.C2" office:value-type="string">
            <text:p text:style-name="Table_20_Contents">True if URL specifies one specific Weblog Entry permalink.</text:p>
          </table:table-cell>
        </table:table-row>
        <table:table-row>
          <table:table-cell table:style-name="Table16.A2" office:value-type="string">
            <text:p text:style-name="Table_20_Contents">$model.searchResults</text:p>
          </table:table-cell>
          <table:table-cell table:style-name="Table16.A2" office:value-type="string">
            <text:p text:style-name="Table_20_Contents">Boolean</text:p>
          </table:table-cell>
          <table:table-cell table:style-name="Table16.C2" office:value-type="string">
            <text:p text:style-name="Table_20_Contents">True if displaying search results.</text:p>
          </table:table-cell>
        </table:table-row>
        <table:table-row>
          <table:table-cell table:style-name="Table16.A2" office:value-type="string">
            <text:p text:style-name="Table_20_Contents">$model.tags</text:p>
          </table:table-cell>
          <table:table-cell table:style-name="Table16.A2" office:value-type="string">
            <text:p text:style-name="Table_20_Contents">List of strings</text:p>
          </table:table-cell>
          <table:table-cell table:style-name="Table16.C2"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8">Name</text:p>
            </table:table-cell>
            <table:table-cell table:style-name="Table17.A1" office:value-type="string">
              <text:p text:style-name="P31">Type</text:p>
            </table:table-cell>
            <table:table-cell table:style-name="Table17.C1" office:value-type="string">
              <text:p text:style-name="P31">Description</text:p>
            </table:table-cell>
          </table:table-row>
        </table:table-header-rows>
        <table:table-row>
          <table:table-cell table:style-name="Table17.A2" office:value-type="string">
            <text:p text:style-name="Table_20_Contents">$model.categories</text:p>
          </table:table-cell>
          <table:table-cell table:style-name="Table17.A2" office:value-type="string">
            <text:p text:style-name="Table_20_Contents">List of Strings</text:p>
          </table:table-cell>
          <table:table-cell table:style-name="Table17.C2" office:value-type="string">
            <text:p text:style-name="Table_20_Contents">List of category names available in search.</text:p>
          </table:table-cell>
        </table:table-row>
        <table:table-row>
          <table:table-cell table:style-name="Table17.A2" office:value-type="string">
            <text:p text:style-name="Table_20_Contents">$model.hits</text:p>
          </table:table-cell>
          <table:table-cell table:style-name="Table17.A2" office:value-type="string">
            <text:p text:style-name="Table_20_Contents">Integer</text:p>
          </table:table-cell>
          <table:table-cell table:style-name="Table17.C2" office:value-type="string">
            <text:p text:style-name="Table_20_Contents">Total number of hits found.</text:p>
          </table:table-cell>
        </table:table-row>
        <table:table-row>
          <table:table-cell table:style-name="Table17.A2" office:value-type="string">
            <text:p text:style-name="Table_20_Contents">$model.limit</text:p>
          </table:table-cell>
          <table:table-cell table:style-name="Table17.A2" office:value-type="string">
            <text:p text:style-name="Table_20_Contents">Integer</text:p>
          </table:table-cell>
          <table:table-cell table:style-name="Table17.C2" office:value-type="string">
            <text:p text:style-name="Table_20_Contents">Max. number of search results displayed per page.</text:p>
          </table:table-cell>
        </table:table-row>
        <table:table-row>
          <table:table-cell table:style-name="Table17.A2" office:value-type="string">
            <text:p text:style-name="Table_20_Contents">$model.offset</text:p>
          </table:table-cell>
          <table:table-cell table:style-name="Table17.A2" office:value-type="string">
            <text:p text:style-name="Table_20_Contents">Integer</text:p>
          </table:table-cell>
          <table:table-cell table:style-name="Table17.C2" office:value-type="string">
            <text:p text:style-name="Table_20_Contents">Offset into current page of search results.</text:p>
          </table:table-cell>
        </table:table-row>
        <table:table-row>
          <table:table-cell table:style-name="Table17.A2" office:value-type="string">
            <text:p text:style-name="Table_20_Contents">$model.weblogSpecificSearch</text:p>
          </table:table-cell>
          <table:table-cell table:style-name="Table17.A2" office:value-type="string">
            <text:p text:style-name="Table_20_Contents">Boolean</text:p>
          </table:table-cell>
          <table:table-cell table:style-name="Table17.C2"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text:style-name="L13">
        <text:list-item>
          <text:p text:style-name="P32"><text:span text:style-name="T1">Pager getWeblogEntriesPager(String catPath)</text:span><text:line-break/>Returns a pager that contains only entries from the specified category.</text:p>
        </text:list-item>
        <text:list-item>
          <text:p text:style-name="P32"><text:span text:style-name="T1">String getRequestParameter(String paramName)</text:span><text:line-break/>Returns a specific request parameter from the URL.</text:p>
        </text:list-item>
      </text:list>
      <text:p text:style-name="Text_20_body"/>
      <text:h text:style-name="P33"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8">Name</text:p>
            </table:table-cell>
            <table:table-cell table:style-name="Table12.A1" office:value-type="string">
              <text:p text:style-name="P31">Type</text:p>
            </table:table-cell>
            <table:table-cell table:style-name="Table12.C1" office:value-type="string">
              <text:p text:style-name="P31">Description</text:p>
            </table:table-cell>
          </table:table-row>
        </table:table-header-rows>
        <table:table-row>
          <table:table-cell table:style-name="Table12.A2" office:value-type="string">
            <text:p text:style-name="Table_20_Contents">$url.absoluteSite</text:p>
          </table:table-cell>
          <table:table-cell table:style-name="Table12.A2" office:value-type="string">
            <text:p text:style-name="Table_20_Contents">String</text:p>
          </table:table-cell>
          <table:table-cell table:style-name="Table12.C2" office:value-type="string">
            <text:p text:style-name="Table_20_Contents">Absolute URL of Roller site.</text:p>
          </table:table-cell>
        </table:table-row>
        <table:table-row>
          <table:table-cell table:style-name="Table12.A2" office:value-type="string">
            <text:p text:style-name="Table_20_Contents">$url.category(String catPath)</text:p>
          </table:table-cell>
          <table:table-cell table:style-name="Table12.A2" office:value-type="string">
            <text:p text:style-name="Table_20_Contents">String</text:p>
          </table:table-cell>
          <table:table-cell table:style-name="Table12.C2" office:value-type="string">
            <text:p text:style-name="Table_20_Contents">URL for one categor within weblog.</text:p>
          </table:table-cell>
        </table:table-row>
        <table:table-row>
          <table:table-cell table:style-name="Table12.A2" office:value-type="string">
            <text:p text:style-name="Table_20_Contents">$url.category(String catPath, int pageNum)</text:p>
          </table:table-cell>
          <table:table-cell table:style-name="Table12.A2" office:value-type="string">
            <text:p text:style-name="Table_20_Contents">String</text:p>
          </table:table-cell>
          <table:table-cell table:style-name="Table12.C2" office:value-type="string">
            <text:p text:style-name="Table_20_Contents">URL for one categor within weblog, w/page.</text:p>
          </table:table-cell>
        </table:table-row>
        <table:table-row>
          <table:table-cell table:style-name="Table12.A2" office:value-type="string">
            <text:p text:style-name="Table_20_Contents">$url.commentAuthenticator</text:p>
          </table:table-cell>
          <table:table-cell table:style-name="Table12.A2" office:value-type="string">
            <text:p text:style-name="Table_20_Contents">String</text:p>
          </table:table-cell>
          <table:table-cell table:style-name="Table12.C2" office:value-type="string">
            <text:p text:style-name="Table_20_Contents">URL of comment authenticator.</text:p>
          </table:table-cell>
        </table:table-row>
        <table:table-row>
          <table:table-cell table:style-name="Table12.A2" office:value-type="string">
            <text:p text:style-name="Table_20_Contents">$url.comment(String anchor, String timeStamp)</text:p>
          </table:table-cell>
          <table:table-cell table:style-name="Table12.A2" office:value-type="string">
            <text:p text:style-name="Table_20_Contents">String</text:p>
          </table:table-cell>
          <table:table-cell table:style-name="Table12.C2" office:value-type="string">
            <text:p text:style-name="Table_20_Contents">URL of comment for entry specified by anchor.</text:p>
          </table:table-cell>
        </table:table-row>
        <table:table-row>
          <table:table-cell table:style-name="Table12.A2" office:value-type="string">
            <text:p text:style-name="Table_20_Contents">$url.comments(String anchor)</text:p>
          </table:table-cell>
          <table:table-cell table:style-name="Table12.A2" office:value-type="string">
            <text:p text:style-name="Table_20_Contents">String</text:p>
          </table:table-cell>
          <table:table-cell table:style-name="Table12.C2" office:value-type="string">
            <text:p text:style-name="Table_20_Contents">URL of comments for entry specified by anchor.</text:p>
          </table:table-cell>
        </table:table-row>
        <table:table-row>
          <table:table-cell table:style-name="Table12.A2" office:value-type="string">
            <text:p text:style-name="Table_20_Contents">$url.createEntry</text:p>
          </table:table-cell>
          <table:table-cell table:style-name="Table12.A2" office:value-type="string">
            <text:p text:style-name="Table_20_Contents">String</text:p>
          </table:table-cell>
          <table:table-cell table:style-name="Table12.C2" office:value-type="string">
            <text:p text:style-name="Table_20_Contents">URL for new-entry page in Roller UI.</text:p>
          </table:table-cell>
        </table:table-row>
        <table:table-row>
          <table:table-cell table:style-name="Table12.A2" office:value-type="string">
            <text:p text:style-name="Table_20_Contents">$url.editEntry(String anchor)</text:p>
          </table:table-cell>
          <table:table-cell table:style-name="Table12.A2" office:value-type="string">
            <text:p text:style-name="Table_20_Contents">String</text:p>
          </table:table-cell>
          <table:table-cell table:style-name="Table12.C2" office:value-type="string">
            <text:p text:style-name="Table_20_Contents">URL for edit-single-entry page in Roller UI.</text:p>
          </table:table-cell>
        </table:table-row>
        <table:table-row>
          <table:table-cell table:style-name="Table12.A2" office:value-type="string">
            <text:p text:style-name="Table_20_Contents">$url.date(String dateString)</text:p>
          </table:table-cell>
          <table:table-cell table:style-name="Table12.A2" office:value-type="string">
            <text:p text:style-name="Table_20_Contents">String</text:p>
          </table:table-cell>
          <table:table-cell table:style-name="Table12.C2" office:value-type="string">
            <text:p text:style-name="Table_20_Contents">URL for one specific 6 or 8 character date.</text:p>
          </table:table-cell>
        </table:table-row>
        <table:table-row>
          <table:table-cell table:style-name="Table12.A2" office:value-type="string">
            <text:p text:style-name="Table_20_Contents">$url.date(String dateString, int pageNum)</text:p>
          </table:table-cell>
          <table:table-cell table:style-name="Table12.A2" office:value-type="string">
            <text:p text:style-name="Table_20_Contents">String</text:p>
          </table:table-cell>
          <table:table-cell table:style-name="Table12.C2" office:value-type="string">
            <text:p text:style-name="Table_20_Contents">URL for one specific 6 or 8 character date, w/page.</text:p>
          </table:table-cell>
        </table:table-row>
        <table:table-row>
          <table:table-cell table:style-name="Table12.A2" office:value-type="string">
            <text:p text:style-name="Table_20_Contents">$url.editSettings</text:p>
          </table:table-cell>
          <table:table-cell table:style-name="Table12.A2" office:value-type="string">
            <text:p text:style-name="Table_20_Contents">String</text:p>
          </table:table-cell>
          <table:table-cell table:style-name="Table12.C2" office:value-type="string">
            <text:p text:style-name="Table_20_Contents">URL for edit-weblog-settings page in Roller UI.</text:p>
          </table:table-cell>
        </table:table-row>
        <table:table-row>
          <table:table-cell table:style-name="Table12.A2" office:value-type="string">
            <text:p text:style-name="Table_20_Contents">$url.entry(String anchor)</text:p>
          </table:table-cell>
          <table:table-cell table:style-name="Table12.A2" office:value-type="string">
            <text:p text:style-name="Table_20_Contents">String</text:p>
          </table:table-cell>
          <table:table-cell table:style-name="Table12.C2" office:value-type="string">
            <text:p text:style-name="Table_20_Contents">URL for entry specified by anchor.</text:p>
          </table:table-cell>
        </table:table-row>
        <table:table-row>
          <table:table-cell table:style-name="Table12.A2" office:value-type="string">
            <text:p text:style-name="Table_20_Contents">$url.feed.entries.atom</text:p>
          </table:table-cell>
          <table:table-cell table:style-name="Table12.A2" office:value-type="string">
            <text:p text:style-name="Table_20_Contents">String</text:p>
          </table:table-cell>
          <table:table-cell table:style-name="Table12.C2" office:value-type="string">
            <text:p text:style-name="Table_20_Contents">URL of entries feed (Atom).</text:p>
          </table:table-cell>
        </table:table-row>
        <table:table-row>
          <table:table-cell table:style-name="Table12.A2" office:value-type="string">
            <text:p text:style-name="Table_20_Contents">$url.feed.entries.rss</text:p>
          </table:table-cell>
          <table:table-cell table:style-name="Table12.A2" office:value-type="string">
            <text:p text:style-name="Table_20_Contents">String</text:p>
          </table:table-cell>
          <table:table-cell table:style-name="Table12.C2" office:value-type="string">
            <text:p text:style-name="Table_20_Contents">URL of entries feed (RSS).</text:p>
          </table:table-cell>
        </table:table-row>
        <table:table-row>
          <table:table-cell table:style-name="Table12.A2" office:value-type="string">
            <text:p text:style-name="Table_20_Contents">$url.feed.comments.atom</text:p>
          </table:table-cell>
          <table:table-cell table:style-name="Table12.A2" office:value-type="string">
            <text:p text:style-name="Table_20_Contents">String</text:p>
          </table:table-cell>
          <table:table-cell table:style-name="Table12.C2" office:value-type="string">
            <text:p text:style-name="Table_20_Contents">URL of comments feed (Atom).</text:p>
          </table:table-cell>
        </table:table-row>
        <table:table-row>
          <table:table-cell table:style-name="Table12.A2" office:value-type="string">
            <text:p text:style-name="Table_20_Contents">$url.feed.comments.rss</text:p>
          </table:table-cell>
          <table:table-cell table:style-name="Table12.A2" office:value-type="string">
            <text:p text:style-name="Table_20_Contents">String</text:p>
          </table:table-cell>
          <table:table-cell table:style-name="Table12.C2" office:value-type="string">
            <text:p text:style-name="Table_20_Contents">URL of comments feed (RSS).</text:p>
          </table:table-cell>
        </table:table-row>
        <table:table-row>
          <table:table-cell table:style-name="Table12.A2" office:value-type="string">
            <text:p text:style-name="Table_20_Contents">$url.home</text:p>
          </table:table-cell>
          <table:table-cell table:style-name="Table12.A2" office:value-type="string">
            <text:p text:style-name="Table_20_Contents">String</text:p>
          </table:table-cell>
          <table:table-cell table:style-name="Table12.C2" office:value-type="string">
            <text:p text:style-name="Table_20_Contents">URL of weblog.</text:p>
          </table:table-cell>
        </table:table-row>
        <table:table-row>
          <table:table-cell table:style-name="Table12.A2" office:value-type="string">
            <text:p text:style-name="Table_20_Contents">$url.home(String locale)</text:p>
          </table:table-cell>
          <table:table-cell table:style-name="Table12.A2" office:value-type="string">
            <text:p text:style-name="Table_20_Contents">String</text:p>
          </table:table-cell>
          <table:table-cell table:style-name="Table12.C2" office:value-type="string">
            <text:p text:style-name="Table_20_Contents">URL to access weblog in one specific language</text:p>
          </table:table-cell>
        </table:table-row>
        <table:table-row>
          <table:table-cell table:style-name="Table12.A2" office:value-type="string">
            <text:p text:style-name="Table_20_Contents">$url.home(String locale, int pageNum)</text:p>
          </table:table-cell>
          <table:table-cell table:style-name="Table12.A2" office:value-type="string">
            <text:p text:style-name="Table_20_Contents">String</text:p>
          </table:table-cell>
          <table:table-cell table:style-name="Table12.C2" office:value-type="string">
            <text:p text:style-name="Table_20_Contents">URL to access weblog in one specific language, with paging</text:p>
          </table:table-cell>
        </table:table-row>
        <table:table-row>
          <table:table-cell table:style-name="Table12.A2" office:value-type="string">
            <text:p text:style-name="Table_20_Contents">$url.login</text:p>
          </table:table-cell>
          <table:table-cell table:style-name="Table12.A2" office:value-type="string">
            <text:p text:style-name="Table_20_Contents">String</text:p>
          </table:table-cell>
          <table:table-cell table:style-name="Table12.C2" office:value-type="string">
            <text:p text:style-name="Table_20_Contents">URL of login page.</text:p>
          </table:table-cell>
        </table:table-row>
        <table:table-row>
          <table:table-cell table:style-name="Table12.A2" office:value-type="string">
            <text:p text:style-name="Table_20_Contents">$url.logout</text:p>
          </table:table-cell>
          <table:table-cell table:style-name="Table12.A2" office:value-type="string">
            <text:p text:style-name="Table_20_Contents">String</text:p>
          </table:table-cell>
          <table:table-cell table:style-name="Table12.C2" office:value-type="string">
            <text:p text:style-name="Table_20_Contents">URL of logout page.</text:p>
          </table:table-cell>
        </table:table-row>
        <table:table-row>
          <table:table-cell table:style-name="Table12.A2" office:value-type="string">
            <text:p text:style-name="Table_20_Contents">$url.rsd</text:p>
          </table:table-cell>
          <table:table-cell table:style-name="Table12.A2" office:value-type="string">
            <text:p text:style-name="Table_20_Contents">String</text:p>
          </table:table-cell>
          <table:table-cell table:style-name="Table12.C2" office:value-type="string">
            <text:p text:style-name="Table_20_Contents">URL of Really Simple Discovery (RSD) service.</text:p>
          </table:table-cell>
        </table:table-row>
        <table:table-row>
          <table:table-cell table:style-name="Table12.A2" office:value-type="string">
            <text:p text:style-name="Table_20_Contents">$url.page(String pageLink)</text:p>
          </table:table-cell>
          <table:table-cell table:style-name="Table12.A2" office:value-type="string">
            <text:p text:style-name="Table_20_Contents">String</text:p>
          </table:table-cell>
          <table:table-cell table:style-name="Table12.C2" office:value-type="string">
            <text:p text:style-name="Table_20_Contents">URL of page specified by pageLink.</text:p>
          </table:table-cell>
        </table:table-row>
        <table:table-row>
          <table:table-cell table:style-name="Table12.A2" office:value-type="string">
            <text:p text:style-name="Table_20_Contents">$url.page(String pageLink, String dateString, <text:line-break/> <text:s text:c="4"/>String catPath, int pageNum)</text:p>
          </table:table-cell>
          <table:table-cell table:style-name="Table12.A2" office:value-type="string">
            <text:p text:style-name="Table_20_Contents">String</text:p>
          </table:table-cell>
          <table:table-cell table:style-name="Table12.C2" office:value-type="string">
            <text:p text:style-name="Table_20_Contents">URL of page specified by pageLink, dateString, catPath and pageNum.</text:p>
          </table:table-cell>
        </table:table-row>
        <table:table-row>
          <table:table-cell table:style-name="Table12.A2" office:value-type="string">
            <text:p text:style-name="Table_20_Contents">$url.search</text:p>
          </table:table-cell>
          <table:table-cell table:style-name="Table12.A2" office:value-type="string">
            <text:p text:style-name="Table_20_Contents">String</text:p>
          </table:table-cell>
          <table:table-cell table:style-name="Table12.C2" office:value-type="string">
            <text:p text:style-name="Table_20_Contents">URL of search</text:p>
          </table:table-cell>
        </table:table-row>
        <table:table-row>
          <table:table-cell table:style-name="Table12.A2" office:value-type="string">
            <text:p text:style-name="Table_20_Contents">$url.search(String query, <text:line-break/> <text:s text:c="4"/>String catPath, int pageNum)</text:p>
          </table:table-cell>
          <table:table-cell table:style-name="Table12.A2" office:value-type="string">
            <text:p text:style-name="Table_20_Contents">String</text:p>
          </table:table-cell>
          <table:table-cell table:style-name="Table12.C2" office:value-type="string">
            <text:p text:style-name="Table_20_Contents">URL of search for specific search string, catPath and pageNum.</text:p>
          </table:table-cell>
        </table:table-row>
        <table:table-row>
          <table:table-cell table:style-name="Table12.A2" office:value-type="string">
            <text:p text:style-name="Table_20_Contents">$url.site</text:p>
          </table:table-cell>
          <table:table-cell table:style-name="Table12.A2" office:value-type="string">
            <text:p text:style-name="Table_20_Contents">String</text:p>
          </table:table-cell>
          <table:table-cell table:style-name="Table12.C2" office:value-type="string">
            <text:p text:style-name="Table_20_Contents">Relative URL of Roller site.</text:p>
          </table:table-cell>
        </table:table-row>
        <table:table-row>
          <table:table-cell table:style-name="Table12.A2" office:value-type="string">
            <text:p text:style-name="Table_20_Contents">$url.resource(String filePath)</text:p>
          </table:table-cell>
          <table:table-cell table:style-name="Table12.A2" office:value-type="string">
            <text:p text:style-name="Table_20_Contents">String</text:p>
          </table:table-cell>
          <table:table-cell table:style-name="Table12.C2" office:value-type="string">
            <text:p text:style-name="Table_20_Contents">URL of uploaded file resource in weblog.</text:p>
          </table:table-cell>
        </table:table-row>
        <table:table-row>
          <table:table-cell table:style-name="Table12.A2" office:value-type="string">
            <text:p text:style-name="Table_20_Contents">$url.themeResource(String theme, String file)</text:p>
          </table:table-cell>
          <table:table-cell table:style-name="Table12.A2" office:value-type="string">
            <text:p text:style-name="Table_20_Contents">String</text:p>
          </table:table-cell>
          <table:table-cell table:style-name="Table12.C2" office:value-type="string">
            <text:p text:style-name="Table_20_Contents">URL of a resource within a Roller theme.</text:p>
          </table:table-cell>
        </table:table-row>
        <table:table-row>
          <table:table-cell table:style-name="Table12.A2" office:value-type="string">
            <text:p text:style-name="Table_20_Contents">$url.themeResource(<text:line-break/> <text:s text:c="4"/>String theme, String file, boolean abs)</text:p>
          </table:table-cell>
          <table:table-cell table:style-name="Table12.A2" office:value-type="string">
            <text:p text:style-name="Table_20_Contents">String</text:p>
          </table:table-cell>
          <table:table-cell table:style-name="Table12.C2" office:value-type="string">
            <text:p text:style-name="Table_20_Contents">Absolute URL of a resource within a Roller theme.</text:p>
          </table:table-cell>
        </table:table-row>
        <table:table-row>
          <table:table-cell table:style-name="Table12.A2" office:value-type="string">
            <text:p text:style-name="Table_20_Contents">$url.trackback(String anchor)</text:p>
          </table:table-cell>
          <table:table-cell table:style-name="Table12.A2" office:value-type="string">
            <text:p text:style-name="Table_20_Contents">String</text:p>
          </table:table-cell>
          <table:table-cell table:style-name="Table12.C2" office:value-type="string">
            <text:p text:style-name="Table_20_Contents">Trackback URL for entry specified by anchor.</text:p>
          </table:table-cell>
        </table:table-row>
      </table:table>
      <text:p text:style-name="Text_20_body"/>
      <text:p text:style-name="Text_20_body"/>
      <text:h text:style-name="P33"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text:style-name="L14">
        <text:list-item>
          <text:p text:style-name="P34"><text:span text:style-name="T1">String addNowFollow(String s)</text:span><text:line-break/>Adds the nofollow attribute to any HTML links found within the string.</text:p>
        </text:list-item>
        <text:list-item>
          <text:p text:style-name="P34"><text:span text:style-name="T1">String autoformat(String s)</text:span><text:line-break/>Converts any line-breaks in the string with<text:span text:style-name="T4"> &lt;br&gt;</text:span> tags.</text:p>
        </text:list-item>
        <text:list-item>
          <text:p text:style-name="P34"><text:span text:style-name="T1">String decode(String s)</text:span><text:line-break/>Decodes a string that has been URL encoded.</text:p>
        </text:list-item>
        <text:list-item>
          <text:p text:style-name="P34"><text:span text:style-name="T1">String encode(String s)</text:span><text:line-break/>Applies URL encoding to a string.</text:p>
        </text:list-item>
        <text:list-item>
          <text:p text:style-name="P34"><text:span text:style-name="T1">String escapeHTML(String s)</text:span><text:line-break/>Escapes any non-HTML characters found in the string.</text:p>
        </text:list-item>
        <text:list-item>
          <text:p text:style-name="P34"><text:span text:style-name="T1">String escapeXML(String s)</text:span><text:line-break/>Escapes any non-XML compatible characters found in the string.</text:p>
        </text:list-item>
        <text:list-item>
          <text:p text:style-name="P34"><text:span text:style-name="T1">String formatDate(Date date, String fmt)</text:span><text:line-break/>Formats a date object according to the format specified (see java.text.SimpleDateFormat)</text:p>
        </text:list-item>
        <text:list-item>
          <text:p text:style-name="P34"><text:span text:style-name="T1">String formatIso8601Date(Date date)</text:span><text:line-break/>Formats a date object using ISO-8601 date formatting.</text:p>
        </text:list-item>
        <text:list-item>
          <text:p text:style-name="P34"><text:span text:style-name="T1">String formatRfc822Date(Data date)</text:span><text:line-break/>Formats a date object using RFC-822 date formatting.</text:p>
        </text:list-item>
        <text:list-item>
          <text:p text:style-name="P34"><text:span text:style-name="T1">boolean isEmpty(Object o)</text:span><text:line-break/>Returns true if the object is null or if it is an empty string.</text:p>
        </text:list-item>
        <text:list-item>
          <text:p text:style-name="P34"><text:span text:style-name="T1">boolean IsNotEmpty(Object o)</text:span><text:line-break/>Returns true of the object is not null or is a non-empty string.</text:p>
        </text:list-item>
        <text:list-item>
          <text:p text:style-name="P34"><text:span text:style-name="T1">String removeHTML(String s)</text:span><text:line-break/>Remove all HTML markup from a string.</text:p>
        </text:list-item>
        <text:list-item>
          <text:p text:style-name="P34"><text:span text:style-name="T1">String replace(String str, String target, String replacement)</text:span><text:line-break/>In the string str, replace the target string with the replacement string.</text:p>
        </text:list-item>
        <text:list-item>
          <text:p text:style-name="P34"><text:span text:style-name="T1">String toBase64(String s)</text:span><text:line-break/>Convert a string to Base64 encoding.</text:p>
        </text:list-item>
        <text:list-item>
          <text:p text:style-name="P34"><text:span text:style-name="T1">String transformToHTMLSubset(String s)</text:span><text:line-break/>Transform any HTML in the string to a safe HTML subset.</text:p>
        </text:list-item>
        <text:list-item>
          <text:p text:style-name="P34"><text:span text:style-name="T1">String truncate(String str, int lower, int upper, String append)</text:span><text:line-break/>Truncate a string str so that it is between lower and upper characters in length and add the append string.</text:p>
        </text:list-item>
        <text:list-item>
          <text:p text:style-name="P34"><text:span text:style-name="T1">String unescapeHTML(String s)</text:span><text:line-break/>Unscape a string that has been HTML escaped.</text:p>
        </text:list-item>
        <text:list-item>
          <text:p text:style-name="P34"><text:span text:style-name="T1">String unescapeXML(String s)</text:span><text:line-break/>Unescape a string that has been XML escaped.</text:p>
        </text:list-item>
      </text:list>
      <text:p text:style-name="P35"/>
      <text:p text:style-name="P35">That's it for the $url model and for models in general. Let's move on to the data objects.</text:p>
      <text:p text:style-name="Text_20_body"/>
      <text:h text:style-name="P13" text:outline-level="1">Data Object Reference</text:h>
      <text:p text:style-name="Text_20_body">In this section we'll list each of the properties and methods of the Roller data objects. These are:</text:p>
      <text:list text:style-name="L15">
        <text:list-item>
          <text:p text:style-name="P36"><text:span text:style-name="T1">Bookmark</text:span>: A single link within a weblog's web bookmark collection, exists with a Folder</text:p>
        </text:list-item>
        <text:list-item>
          <text:p text:style-name="P36"><text:span text:style-name="T1">Bookmark Folder</text:span>: A Folder containing Bookmarks.</text:p>
        </text:list-item>
        <text:list-item>
          <text:p text:style-name="P36"><text:span text:style-name="T1">Comment</text:span>: A Comment associated with a specific Weblog Entry</text:p>
        </text:list-item>
        <text:list-item>
          <text:p text:style-name="P36"><text:span text:style-name="T1">Page Template</text:span>: An individual page template within a Weblog.</text:p>
        </text:list-item>
        <text:list-item>
          <text:p text:style-name="P36"><text:span text:style-name="T1">Referrer</text:span><text:span text:style-name="T5">: A Referrer represents an external site that links to the Weblog</text:span></text:p>
        </text:list-item>
        <text:list-item>
          <text:p text:style-name="P36"><text:span text:style-name="T1">User</text:span>: Represents a single user within the Roller site.</text:p>
        </text:list-item>
        <text:list-item>
          <text:p text:style-name="P36"><text:span text:style-name="T1">Weblog</text:span>: a Weblog containing Weblog Entries, Page Templates, Bookmarks, etc.</text:p>
        </text:list-item>
        <text:list-item>
          <text:p text:style-name="P36"><text:span text:style-name="T1">Weblog Entry</text:span>: an individual Weblog Entry</text:p>
        </text:list-item>
        <text:list-item>
          <text:p text:style-name="P36"><text:span text:style-name="T1">Weblog Entry Attrbute</text:span>: a name value pair-associated with a Weblog Entry</text:p>
        </text:list-item>
        <text:list-item>
          <text:p text:style-name="P36"><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8">Name</text:p>
            </table:table-cell>
            <table:table-cell table:style-name="Table13.A1" office:value-type="string">
              <text:p text:style-name="P31">Type</text:p>
            </table:table-cell>
            <table:table-cell table:style-name="Table13.C1" office:value-type="string">
              <text:p text:style-name="P31">Description</text:p>
            </table:table-cell>
          </table:table-row>
        </table:table-header-rows>
        <table:table-row>
          <table:table-cell table:style-name="Table13.A2" office:value-type="string">
            <text:p text:style-name="Table_20_Contents">$bookmark.description</text:p>
          </table:table-cell>
          <table:table-cell table:style-name="Table13.A2" office:value-type="string">
            <text:p text:style-name="Table_20_Contents">String</text:p>
          </table:table-cell>
          <table:table-cell table:style-name="Table13.C2" office:value-type="string">
            <text:p text:style-name="Table_20_Contents">Description of the bookmark</text:p>
          </table:table-cell>
        </table:table-row>
        <table:table-row>
          <table:table-cell table:style-name="Table13.A2" office:value-type="string">
            <text:p text:style-name="Table_20_Contents">$bookmark.feedUrl</text:p>
          </table:table-cell>
          <table:table-cell table:style-name="Table13.A2" office:value-type="string">
            <text:p text:style-name="Table_20_Contents">String</text:p>
          </table:table-cell>
          <table:table-cell table:style-name="Table13.C2" office:value-type="string">
            <text:p text:style-name="Table_20_Contents">URL of the newsfeed associated with the bookmark</text:p>
          </table:table-cell>
        </table:table-row>
        <table:table-row>
          <table:table-cell table:style-name="Table13.A2" office:value-type="string">
            <text:p text:style-name="Table_20_Contents">$bookmark.folder</text:p>
          </table:table-cell>
          <table:table-cell table:style-name="Table13.A2" office:value-type="string">
            <text:p text:style-name="Table_20_Contents">BookmarkFolder</text:p>
          </table:table-cell>
          <table:table-cell table:style-name="Table13.C2" office:value-type="string">
            <text:p text:style-name="Table_20_Contents">Parent folder of the bookmark</text:p>
          </table:table-cell>
        </table:table-row>
        <table:table-row>
          <table:table-cell table:style-name="Table13.A2" office:value-type="string">
            <text:p text:style-name="Table_20_Contents">$bookmark.image</text:p>
          </table:table-cell>
          <table:table-cell table:style-name="Table13.A2" office:value-type="string">
            <text:p text:style-name="Table_20_Contents">String</text:p>
          </table:table-cell>
          <table:table-cell table:style-name="Table13.C2" office:value-type="string">
            <text:p text:style-name="Table_20_Contents">URL of image to be displayed for bookmark</text:p>
          </table:table-cell>
        </table:table-row>
        <table:table-row>
          <table:table-cell table:style-name="Table13.A2" office:value-type="string">
            <text:p text:style-name="Table_20_Contents">$bookmark.name</text:p>
          </table:table-cell>
          <table:table-cell table:style-name="Table13.A2" office:value-type="string">
            <text:p text:style-name="Table_20_Contents">String</text:p>
          </table:table-cell>
          <table:table-cell table:style-name="Table13.C2" office:value-type="string">
            <text:p text:style-name="Table_20_Contents">Name of the bookmark</text:p>
          </table:table-cell>
        </table:table-row>
        <table:table-row>
          <table:table-cell table:style-name="Table13.A2" office:value-type="string">
            <text:p text:style-name="Table_20_Contents">$bookmark.url</text:p>
          </table:table-cell>
          <table:table-cell table:style-name="Table13.A2" office:value-type="string">
            <text:p text:style-name="Table_20_Contents">String</text:p>
          </table:table-cell>
          <table:table-cell table:style-name="Table13.C2" office:value-type="string">
            <text:p text:style-name="Table_20_Contents">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8">Name</text:p>
            </table:table-cell>
            <table:table-cell table:style-name="Table1.A1" office:value-type="string">
              <text:p text:style-name="P31">Type</text:p>
            </table:table-cell>
            <table:table-cell table:style-name="Table1.C1" office:value-type="string">
              <text:p text:style-name="P31">Description</text:p>
            </table:table-cell>
          </table:table-row>
        </table:table-header-rows>
        <table:table-row>
          <table:table-cell table:style-name="Table1.A2" office:value-type="string">
            <text:p text:style-name="Table_20_Contents">$folder.bookmarks</text:p>
          </table:table-cell>
          <table:table-cell table:style-name="Table1.A2" office:value-type="string">
            <text:p text:style-name="Table_20_Contents">List of <text:bookmark-start text:name="DDE_LINK116"/>B<text:bookmark-end text:name="DDE_LINK116"/>ookmarks</text:p>
          </table:table-cell>
          <table:table-cell table:style-name="Table1.C2" office:value-type="string">
            <text:p text:style-name="Table_20_Contents">Bookmarks contained in folder.</text:p>
          </table:table-cell>
        </table:table-row>
        <table:table-row>
          <table:table-cell table:style-name="Table1.A2" office:value-type="string">
            <text:p text:style-name="Table_20_Contents">$folder.description</text:p>
          </table:table-cell>
          <table:table-cell table:style-name="Table1.A2" office:value-type="string">
            <text:p text:style-name="Table_20_Contents">String</text:p>
          </table:table-cell>
          <table:table-cell table:style-name="Table1.C2" office:value-type="string">
            <text:p text:style-name="Table_20_Contents">Description of folder</text:p>
          </table:table-cell>
        </table:table-row>
        <table:table-row>
          <table:table-cell table:style-name="Table1.A2" office:value-type="string">
            <text:p text:style-name="Table_20_Contents">$folder.folders</text:p>
          </table:table-cell>
          <table:table-cell table:style-name="Table1.A2" office:value-type="string">
            <text:p text:style-name="Table_20_Contents">List of BookmarkFolders</text:p>
          </table:table-cell>
          <table:table-cell table:style-name="Table1.C2" office:value-type="string">
            <text:p text:style-name="Table_20_Contents">Folders contained in <text:span text:style-name="T5">folder</text:span></text:p>
          </table:table-cell>
        </table:table-row>
        <table:table-row>
          <table:table-cell table:style-name="Table1.A2" office:value-type="string">
            <text:p text:style-name="Table_20_Contents">$folder.inUse</text:p>
          </table:table-cell>
          <table:table-cell table:style-name="Table1.A2" office:value-type="string">
            <text:p text:style-name="Table_20_Contents">Boolean</text:p>
          </table:table-cell>
          <table:table-cell table:style-name="Table1.C2" office:value-type="string">
            <text:p text:style-name="Table_20_Contents">True if folder contains other bookmarks or folders.</text:p>
          </table:table-cell>
        </table:table-row>
        <table:table-row>
          <table:table-cell table:style-name="Table1.A2" office:value-type="string">
            <text:p text:style-name="Table_20_Contents">$folder.name</text:p>
          </table:table-cell>
          <table:table-cell table:style-name="Table1.A2" office:value-type="string">
            <text:p text:style-name="Table_20_Contents">String</text:p>
          </table:table-cell>
          <table:table-cell table:style-name="Table1.C2" office:value-type="string">
            <text:p text:style-name="Table_20_Contents">Name of folder</text:p>
          </table:table-cell>
        </table:table-row>
        <table:table-row>
          <table:table-cell table:style-name="Table1.A2" office:value-type="string">
            <text:p text:style-name="Table_20_Contents">$folder.parent </text:p>
          </table:table-cell>
          <table:table-cell table:style-name="Table1.A2" office:value-type="string">
            <text:p text:style-name="Table_20_Contents">BookmarkFolder</text:p>
          </table:table-cell>
          <table:table-cell table:style-name="Table1.C2" office:value-type="string">
            <text:p text:style-name="Table_20_Contents">Parent of <text:s/>folder</text:p>
          </table:table-cell>
        </table:table-row>
        <table:table-row>
          <table:table-cell table:style-name="Table1.A2" office:value-type="string">
            <text:p text:style-name="Table_20_Contents">$folder.path</text:p>
          </table:table-cell>
          <table:table-cell table:style-name="Table1.A2" office:value-type="string">
            <text:p text:style-name="Table_20_Contents">String</text:p>
          </table:table-cell>
          <table:table-cell table:style-name="Table1.C2" office:value-type="string">
            <text:p text:style-name="Table_20_Contents">Path in the BookmarkFolder hierarchy</text:p>
          </table:table-cell>
        </table:table-row>
        <table:table-row>
          <table:table-cell table:style-name="Table1.A2" office:value-type="string">
            <text:p text:style-name="Table_20_Contents">$folder.website</text:p>
          </table:table-cell>
          <table:table-cell table:style-name="Table1.A2" office:value-type="string">
            <text:p text:style-name="Table_20_Contents">Weblog</text:p>
          </table:table-cell>
          <table:table-cell table:style-name="Table1.C2" office:value-type="string">
            <text:p text:style-name="Table_20_Contents">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31">Type</text:p>
            </table:table-cell>
            <table:table-cell table:style-name="Table11.C1" office:value-type="string">
              <text:p text:style-name="P31">Description</text:p>
            </table:table-cell>
          </table:table-row>
        </table:table-header-rows>
        <table:table-row>
          <table:table-cell table:style-name="Table11.A2" office:value-type="string">
            <text:p text:style-name="Table_20_Contents"><text:span text:style-name="T7">$comment.</text:span>approved</text:p>
          </table:table-cell>
          <table:table-cell table:style-name="Table11.A2" office:value-type="string">
            <text:p text:style-name="Table_20_Contents"><text:bookmark-start text:name="DDE_LINK119"/>B<text:bookmark-end text:name="DDE_LINK119"/>oolean</text:p>
          </table:table-cell>
          <table:table-cell table:style-name="Table11.C2" office:value-type="string">
            <text:p text:style-name="Table_20_Contents">True if comment has been approved for display</text:p>
          </table:table-cell>
        </table:table-row>
        <table:table-row>
          <table:table-cell table:style-name="Table11.A2" office:value-type="string">
            <text:p text:style-name="Table_20_Contents"><text:span text:style-name="T7">$comment.</text:span>content</text:p>
          </table:table-cell>
          <table:table-cell table:style-name="Table11.A2" office:value-type="string">
            <text:p text:style-name="Table_20_Contents">String</text:p>
          </table:table-cell>
          <table:table-cell table:style-name="Table11.C2" office:value-type="string">
            <text:p text:style-name="Table_20_Contents">Content of the comment</text:p>
          </table:table-cell>
        </table:table-row>
        <table:table-row>
          <table:table-cell table:style-name="Table11.A2" office:value-type="string">
            <text:p text:style-name="Table_20_Contents"><text:span text:style-name="T7">$comment.</text:span>email</text:p>
          </table:table-cell>
          <table:table-cell table:style-name="Table11.A2" office:value-type="string">
            <text:p text:style-name="Table_20_Contents">String</text:p>
          </table:table-cell>
          <table:table-cell table:style-name="Table11.C2" office:value-type="string">
            <text:p text:style-name="Table_20_Contents">Email address of the commenter</text:p>
          </table:table-cell>
        </table:table-row>
        <table:table-row>
          <table:table-cell table:style-name="Table11.A2" office:value-type="string">
            <text:p text:style-name="Table_20_Contents"><text:span text:style-name="T7">$comment.</text:span>name</text:p>
          </table:table-cell>
          <table:table-cell table:style-name="Table11.A2" office:value-type="string">
            <text:p text:style-name="Table_20_Contents">String</text:p>
          </table:table-cell>
          <table:table-cell table:style-name="Table11.C2" office:value-type="string">
            <text:p text:style-name="Table_20_Contents">Name of the commenter</text:p>
          </table:table-cell>
        </table:table-row>
        <table:table-row>
          <table:table-cell table:style-name="Table11.A2" office:value-type="string">
            <text:p text:style-name="Table_20_Contents"><text:span text:style-name="T7">$comment.</text:span>notify</text:p>
          </table:table-cell>
          <table:table-cell table:style-name="Table11.A2" office:value-type="string">
            <text:p text:style-name="Table_20_Contents">Boolean</text:p>
          </table:table-cell>
          <table:table-cell table:style-name="Table11.C2" office:value-type="string">
            <text:p text:style-name="Table_20_Contents">True if commenter choose the 'please notify me via email' option</text:p>
          </table:table-cell>
        </table:table-row>
        <table:table-row>
          <table:table-cell table:style-name="Table11.A2" office:value-type="string">
            <text:p text:style-name="Table_20_Contents"><text:span text:style-name="T7">$comment.</text:span>pending</text:p>
          </table:table-cell>
          <table:table-cell table:style-name="Table11.A2" office:value-type="string">
            <text:p text:style-name="Table_20_Contents">Boolean</text:p>
          </table:table-cell>
          <table:table-cell table:style-name="Table11.C2" office:value-type="string">
            <text:p text:style-name="Table_20_Contents">True if comment is waiting for approval</text:p>
          </table:table-cell>
        </table:table-row>
        <table:table-row>
          <table:table-cell table:style-name="Table11.A2" office:value-type="string">
            <text:p text:style-name="Table_20_Contents"><text:span text:style-name="T7">$comment.</text:span>postTime</text:p>
          </table:table-cell>
          <table:table-cell table:style-name="Table11.A2" office:value-type="string">
            <text:p text:style-name="Table_20_Contents">Date</text:p>
          </table:table-cell>
          <table:table-cell table:style-name="Table11.C2" office:value-type="string">
            <text:p text:style-name="Table_20_Contents">Time that comment was created</text:p>
          </table:table-cell>
        </table:table-row>
        <table:table-row>
          <table:table-cell table:style-name="Table11.A2" office:value-type="string">
            <text:p text:style-name="Table_20_Contents"><text:span text:style-name="T7">$comment.</text:span>remoteHost</text:p>
          </table:table-cell>
          <table:table-cell table:style-name="Table11.A2" office:value-type="string">
            <text:p text:style-name="Table_20_Contents">String</text:p>
          </table:table-cell>
          <table:table-cell table:style-name="Table11.C2" office:value-type="string">
            <text:p text:style-name="Table_20_Contents">Host name or IP address of commenter</text:p>
          </table:table-cell>
        </table:table-row>
        <table:table-row>
          <table:table-cell table:style-name="Table11.A2" office:value-type="string">
            <text:p text:style-name="Table_20_Contents"><text:span text:style-name="T7">$comment.</text:span>spam</text:p>
          </table:table-cell>
          <table:table-cell table:style-name="Table11.A2" office:value-type="string">
            <text:p text:style-name="Table_20_Contents">Boolean</text:p>
          </table:table-cell>
          <table:table-cell table:style-name="Table11.C2" office:value-type="string">
            <text:p text:style-name="Table_20_Contents">True if comment is marked as spam</text:p>
          </table:table-cell>
        </table:table-row>
        <table:table-row>
          <table:table-cell table:style-name="Table11.A2" office:value-type="string">
            <text:p text:style-name="Table_20_Contents"><text:span text:style-name="T7">$comment.</text:span>url</text:p>
          </table:table-cell>
          <table:table-cell table:style-name="Table11.A2" office:value-type="string">
            <text:p text:style-name="Table_20_Contents">String</text:p>
          </table:table-cell>
          <table:table-cell table:style-name="Table11.C2" office:value-type="string">
            <text:p text:style-name="Table_20_Contents">URL of the commenter</text:p>
          </table:table-cell>
        </table:table-row>
        <table:table-row>
          <table:table-cell table:style-name="Table11.A2" office:value-type="string">
            <text:p text:style-name="Table_20_Contents"><text:span text:style-name="T7">$comment.</text:span>weblogEntry</text:p>
          </table:table-cell>
          <table:table-cell table:style-name="Table11.A2" office:value-type="string">
            <text:p text:style-name="Table_20_Contents">WeblogEntry</text:p>
          </table:table-cell>
          <table:table-cell table:style-name="Table11.C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8">Name</text:p>
            </table:table-cell>
            <table:table-cell table:style-name="Table3.A1" office:value-type="string">
              <text:p text:style-name="P31">Type</text:p>
            </table:table-cell>
            <table:table-cell table:style-name="Table3.C1" office:value-type="string">
              <text:p text:style-name="P31">Description</text:p>
            </table:table-cell>
          </table:table-row>
        </table:table-header-rows>
        <table:table-row>
          <table:table-cell table:style-name="Table3.A2" office:value-type="string">
            <text:p text:style-name="Table_20_Contents">$page.contents</text:p>
          </table:table-cell>
          <table:table-cell table:style-name="Table3.A2" office:value-type="string">
            <text:p text:style-name="Table_20_Contents"><text:bookmark-start text:name="DDE_LINK113"/>String<text:bookmark-end text:name="DDE_LINK113"/></text:p>
          </table:table-cell>
          <table:table-cell table:style-name="Table3.C2" office:value-type="string">
            <text:p text:style-name="Table_20_Contents">The content of the page template, typically HTML and Velocity code</text:p>
          </table:table-cell>
        </table:table-row>
        <table:table-row>
          <table:table-cell table:style-name="Table3.A2" office:value-type="string">
            <text:p text:style-name="Table_20_Contents">$page.description</text:p>
          </table:table-cell>
          <table:table-cell table:style-name="Table3.A2" office:value-type="string">
            <text:p text:style-name="Table_20_Contents">String</text:p>
          </table:table-cell>
          <table:table-cell table:style-name="Table3.C2" office:value-type="string">
            <text:p text:style-name="Table_20_Contents">Description of the page</text:p>
          </table:table-cell>
        </table:table-row>
        <table:table-row>
          <table:table-cell table:style-name="Table3.A2" office:value-type="string">
            <text:p text:style-name="Table_20_Contents">$page.lastModified</text:p>
          </table:table-cell>
          <table:table-cell table:style-name="Table3.A2" office:value-type="string">
            <text:p text:style-name="Table_20_Contents">Date</text:p>
          </table:table-cell>
          <table:table-cell table:style-name="Table3.C2" office:value-type="string">
            <text:p text:style-name="Table_20_Contents">Date that page properties or content was last modified</text:p>
          </table:table-cell>
        </table:table-row>
        <table:table-row>
          <table:table-cell table:style-name="Table3.A2" office:value-type="string">
            <text:p text:style-name="Table_20_Contents">$page.link</text:p>
          </table:table-cell>
          <table:table-cell table:style-name="Table3.A2" office:value-type="string">
            <text:p text:style-name="Table_20_Contents">String</text:p>
          </table:table-cell>
          <table:table-cell table:style-name="Table3.C2" office:value-type="string">
            <text:p text:style-name="Table_20_Contents">String used to form URL to page</text:p>
          </table:table-cell>
        </table:table-row>
        <table:table-row>
          <table:table-cell table:style-name="Table3.A2" office:value-type="string">
            <text:p text:style-name="Table_20_Contents">$page.name</text:p>
          </table:table-cell>
          <table:table-cell table:style-name="Table3.A2" office:value-type="string">
            <text:p text:style-name="Table_20_Contents">String</text:p>
          </table:table-cell>
          <table:table-cell table:style-name="Table3.C2" office:value-type="string">
            <text:p text:style-name="Table_20_Contents">Name of the page</text:p>
          </table:table-cell>
        </table:table-row>
        <table:table-row>
          <table:table-cell table:style-name="Table3.A2" office:value-type="string">
            <text:p text:style-name="Table_20_Contents">$page.navbar</text:p>
          </table:table-cell>
          <table:table-cell table:style-name="Table3.A2" office:value-type="string">
            <text:p text:style-name="Table_20_Contents">String</text:p>
          </table:table-cell>
          <table:table-cell table:style-name="Table3.C2" office:value-type="string">
            <text:p text:style-name="Table_20_Contents">True if page should be included in page navigation menu</text:p>
          </table:table-cell>
        </table:table-row>
        <table:table-row>
          <table:table-cell table:style-name="Table3.A2" office:value-type="string">
            <text:p text:style-name="Table_20_Contents">$page.hidden</text:p>
          </table:table-cell>
          <table:table-cell table:style-name="Table3.A2" office:value-type="string">
            <text:p text:style-name="Table_20_Contents">String</text:p>
          </table:table-cell>
          <table:table-cell table:style-name="Table3.C2" office:value-type="string">
            <text:p text:style-name="Table_20_Contents">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8">Name</text:p>
            </table:table-cell>
            <table:table-cell table:style-name="Table4.A1" office:value-type="string">
              <text:p text:style-name="P31">Type</text:p>
            </table:table-cell>
            <table:table-cell table:style-name="Table4.C1" office:value-type="string">
              <text:p text:style-name="P31">Description</text:p>
            </table:table-cell>
          </table:table-row>
        </table:table-header-rows>
        <table:table-row>
          <table:table-cell table:style-name="Table4.A2" office:value-type="string">
            <text:p text:style-name="Table_20_Contents">$referrer.dateString</text:p>
          </table:table-cell>
          <table:table-cell table:style-name="Table4.A2" office:value-type="string">
            <text:p text:style-name="Table_20_Contents">String</text:p>
          </table:table-cell>
          <table:table-cell table:style-name="Table4.C2" office:value-type="string">
            <text:p text:style-name="Table_20_Contents">Eight character date string implied by referred to URL</text:p>
          </table:table-cell>
        </table:table-row>
        <table:table-row>
          <table:table-cell table:style-name="Table4.A2" office:value-type="string">
            <text:p text:style-name="Table_20_Contents">$referrer.dayHits</text:p>
          </table:table-cell>
          <table:table-cell table:style-name="Table4.A2" office:value-type="string">
            <text:p text:style-name="Table_20_Contents">Integer</text:p>
          </table:table-cell>
          <table:table-cell table:style-name="Table4.C2" office:value-type="string">
            <text:p text:style-name="Table_20_Contents">Number of hits counted against this referrer today</text:p>
          </table:table-cell>
        </table:table-row>
        <table:table-row>
          <table:table-cell table:style-name="Table4.A2" office:value-type="string">
            <text:p text:style-name="Table_20_Contents">$referrer.displayUrl</text:p>
          </table:table-cell>
          <table:table-cell table:style-name="Table4.A2" office:value-type="string">
            <text:p text:style-name="Table_20_Contents">String</text:p>
          </table:table-cell>
          <table:table-cell table:style-name="Table4.C2" office:value-type="string">
            <text:p text:style-name="Table_20_Contents">URL to be displayed for this referrer</text:p>
          </table:table-cell>
        </table:table-row>
        <table:table-row>
          <table:table-cell table:style-name="Table4.A2" office:value-type="string">
            <text:p text:style-name="Table_20_Contents">$referrer.excerpt</text:p>
          </table:table-cell>
          <table:table-cell table:style-name="Table4.A2" office:value-type="string">
            <text:p text:style-name="Table_20_Contents">String</text:p>
          </table:table-cell>
          <table:table-cell table:style-name="Table4.C2" office:value-type="string">
            <text:p text:style-name="Table_20_Contents">Except extracted from referring site by linkback extractor</text:p>
          </table:table-cell>
        </table:table-row>
        <table:table-row>
          <table:table-cell table:style-name="Table4.A2" office:value-type="string">
            <text:p text:style-name="Table_20_Contents">$referrer.refererUrl</text:p>
          </table:table-cell>
          <table:table-cell table:style-name="Table4.A2" office:value-type="string">
            <text:p text:style-name="Table_20_Contents">String</text:p>
          </table:table-cell>
          <table:table-cell table:style-name="Table4.C2" office:value-type="string">
            <text:p text:style-name="Table_20_Contents">URL that refers to your weblog</text:p>
          </table:table-cell>
        </table:table-row>
        <table:table-row>
          <table:table-cell table:style-name="Table4.A2" office:value-type="string">
            <text:p text:style-name="Table_20_Contents">$referrer.refererPermalink</text:p>
          </table:table-cell>
          <table:table-cell table:style-name="Table4.A2" office:value-type="string">
            <text:p text:style-name="Table_20_Contents">String</text:p>
          </table:table-cell>
          <table:table-cell table:style-name="Table4.C2" office:value-type="string">
            <text:p text:style-name="Table_20_Contents">Permalink URL referrered by by the referrer</text:p>
          </table:table-cell>
        </table:table-row>
        <table:table-row>
          <table:table-cell table:style-name="Table4.A2" office:value-type="string">
            <text:p text:style-name="Table_20_Contents">$referrer.title</text:p>
          </table:table-cell>
          <table:table-cell table:style-name="Table4.A2" office:value-type="string">
            <text:p text:style-name="Table_20_Contents">String</text:p>
          </table:table-cell>
          <table:table-cell table:style-name="Table4.C2" office:value-type="string">
            <text:p text:style-name="Table_20_Contents">Title extracted from referring site by linkback extractor</text:p>
          </table:table-cell>
        </table:table-row>
        <table:table-row>
          <table:table-cell table:style-name="Table4.A2" office:value-type="string">
            <text:p text:style-name="Table_20_Contents">$referrer.totalHits</text:p>
          </table:table-cell>
          <table:table-cell table:style-name="Table4.A2" office:value-type="string">
            <text:p text:style-name="Table_20_Contents">Integer</text:p>
          </table:table-cell>
          <table:table-cell table:style-name="Table4.C2" office:value-type="string">
            <text:p text:style-name="Table_20_Contents">Total number of hits counted against this referrer</text:p>
          </table:table-cell>
        </table:table-row>
        <table:table-row>
          <table:table-cell table:style-name="Table4.A2" office:value-type="string">
            <text:p text:style-name="Table_20_Contents">$referrer.visible</text:p>
          </table:table-cell>
          <table:table-cell table:style-name="Table4.A2" office:value-type="string">
            <text:p text:style-name="Table_20_Contents">Boolean</text:p>
          </table:table-cell>
          <table:table-cell table:style-name="Table4.C2" office:value-type="string">
            <text:p text:style-name="Table_20_Contents">True if referrer should be displayed</text:p>
          </table:table-cell>
        </table:table-row>
        <table:table-row>
          <table:table-cell table:style-name="Table4.A2" office:value-type="string">
            <text:p text:style-name="Table_20_Contents">$referrer.weblogEntry</text:p>
          </table:table-cell>
          <table:table-cell table:style-name="Table4.A2" office:value-type="string">
            <text:p text:style-name="Table_20_Contents">WeblogEntry</text:p>
          </table:table-cell>
          <table:table-cell table:style-name="Table4.C2" office:value-type="string">
            <text:p text:style-name="Table_20_Contents">Weblog entry referenced by this referrer</text:p>
          </table:table-cell>
        </table:table-row>
        <table:table-row>
          <table:table-cell table:style-name="Table4.A2" office:value-type="string">
            <text:p text:style-name="Table_20_Contents">$referrer.website</text:p>
          </table:table-cell>
          <table:table-cell table:style-name="Table4.A2" office:value-type="string">
            <text:p text:style-name="Table_20_Contents">Weblog</text:p>
          </table:table-cell>
          <table:table-cell table:style-name="Table4.C2" office:value-type="string">
            <text:p text:style-name="Table_20_Contents">Weblog referred to by this referrer</text:p>
          </table:table-cell>
        </table:table-row>
      </table:table>
      <text:h text:style-name="Heading_20_2" text:outline-level="2">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8">Name</text:p>
            </table:table-cell>
            <table:table-cell table:style-name="Table18.A1" office:value-type="string">
              <text:p text:style-name="P31">Type</text:p>
            </table:table-cell>
            <table:table-cell table:style-name="Table18.C1" office:value-type="string">
              <text:p text:style-name="P31">Description</text:p>
            </table:table-cell>
          </table:table-row>
        </table:table-header-rows>
        <table:table-row>
          <table:table-cell table:style-name="Table18.A2" office:value-type="string">
            <text:p text:style-name="Table_20_Contents">$tagStat.name</text:p>
          </table:table-cell>
          <table:table-cell table:style-name="Table18.A2" office:value-type="string">
            <text:p text:style-name="Table_20_Contents">String</text:p>
          </table:table-cell>
          <table:table-cell table:style-name="Table18.C2" office:value-type="string">
            <text:p text:style-name="Table_20_Contents">Name of tag</text:p>
          </table:table-cell>
        </table:table-row>
        <table:table-row>
          <table:table-cell table:style-name="Table18.A2" office:value-type="string">
            <text:p text:style-name="Table_20_Contents">$tagStat.count</text:p>
          </table:table-cell>
          <table:table-cell table:style-name="Table18.A2" office:value-type="string">
            <text:p text:style-name="Table_20_Contents">Integer</text:p>
          </table:table-cell>
          <table:table-cell table:style-name="Table18.C2" office:value-type="string">
            <text:p text:style-name="Table_20_Contents">Number of usages of tag within weblog <text:s/>or site (depending on context)</text:p>
          </table:table-cell>
        </table:table-row>
        <table:table-row>
          <table:table-cell table:style-name="Table18.A2" office:value-type="string">
            <text:p text:style-name="Table_20_Contents">$tagStat.intensity</text:p>
          </table:table-cell>
          <table:table-cell table:style-name="Table18.A2" office:value-type="string">
            <text:p text:style-name="Table_20_Contents">Integer</text:p>
          </table:table-cell>
          <table:table-cell table:style-name="Table18.C2"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8">Name</text:p>
            </table:table-cell>
            <table:table-cell table:style-name="Table5.A1" office:value-type="string">
              <text:p text:style-name="P31">Type</text:p>
            </table:table-cell>
            <table:table-cell table:style-name="Table5.C1" office:value-type="string">
              <text:p text:style-name="P31">Description</text:p>
            </table:table-cell>
          </table:table-row>
        </table:table-header-rows>
        <table:table-row>
          <table:table-cell table:style-name="Table5.A2" office:value-type="string">
            <text:p text:style-name="Table_20_Contents">$user.dateCreated</text:p>
          </table:table-cell>
          <table:table-cell table:style-name="Table5.A2" office:value-type="string">
            <text:p text:style-name="Table_20_Contents"><text:bookmark-start text:name="DDE_LINK112"/>D<text:bookmark-end text:name="DDE_LINK112"/>ate</text:p>
          </table:table-cell>
          <table:table-cell table:style-name="Table5.C2" office:value-type="string">
            <text:p text:style-name="Table_20_Contents">Date that user was created</text:p>
          </table:table-cell>
        </table:table-row>
        <table:table-row>
          <table:table-cell table:style-name="Table5.A2" office:value-type="string">
            <text:p text:style-name="Table_20_Contents">$user.emailAddress</text:p>
          </table:table-cell>
          <table:table-cell table:style-name="Table5.A2" office:value-type="string">
            <text:p text:style-name="Table_20_Contents">String</text:p>
          </table:table-cell>
          <table:table-cell table:style-name="Table5.C2" office:value-type="string">
            <text:p text:style-name="Table_20_Contents">User's email address</text:p>
          </table:table-cell>
        </table:table-row>
        <table:table-row>
          <table:table-cell table:style-name="Table5.A2" office:value-type="string">
            <text:p text:style-name="Table_20_Contents">$user.fullName</text:p>
          </table:table-cell>
          <table:table-cell table:style-name="Table5.A2" office:value-type="string">
            <text:p text:style-name="Table_20_Contents">String</text:p>
          </table:table-cell>
          <table:table-cell table:style-name="Table5.C2" office:value-type="string">
            <text:p text:style-name="Table_20_Contents">Users full name</text:p>
          </table:table-cell>
        </table:table-row>
        <table:table-row>
          <table:table-cell table:style-name="Table5.A2" office:value-type="string">
            <text:p text:style-name="Table_20_Contents">$user.locale</text:p>
          </table:table-cell>
          <table:table-cell table:style-name="Table5.A2" office:value-type="string">
            <text:p text:style-name="Table_20_Contents">String</text:p>
          </table:table-cell>
          <table:table-cell table:style-name="Table5.C2" office:value-type="string">
            <text:p text:style-name="Table_20_Contents">User's locale</text:p>
          </table:table-cell>
        </table:table-row>
        <table:table-row>
          <table:table-cell table:style-name="Table5.A2" office:value-type="string">
            <text:p text:style-name="Table_20_Contents">$user.timeZone</text:p>
          </table:table-cell>
          <table:table-cell table:style-name="Table5.A2" office:value-type="string">
            <text:p text:style-name="Table_20_Contents">String</text:p>
          </table:table-cell>
          <table:table-cell table:style-name="Table5.C2" office:value-type="string">
            <text:p text:style-name="Table_20_Contents">User's timezone</text:p>
          </table:table-cell>
        </table:table-row>
        <table:table-row>
          <table:table-cell table:style-name="Table5.A2" office:value-type="string">
            <text:p text:style-name="Table_20_Contents">$user.userName</text:p>
          </table:table-cell>
          <table:table-cell table:style-name="Table5.A2" office:value-type="string">
            <text:p text:style-name="Table_20_Contents">String</text:p>
          </table:table-cell>
          <table:table-cell table:style-name="Table5.C2" office:value-type="string">
            <text:p text:style-name="Table_20_Contents">User's username</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8">Name</text:p>
            </table:table-cell>
            <table:table-cell table:style-name="Table8.A1" office:value-type="string">
              <text:p text:style-name="P31">Type</text:p>
            </table:table-cell>
            <table:table-cell table:style-name="Table8.C1" office:value-type="string">
              <text:p text:style-name="P31">Description</text:p>
            </table:table-cell>
          </table:table-row>
        </table:table-header-rows>
        <table:table-row>
          <table:table-cell table:style-name="Table8.A2" office:value-type="string">
            <text:p text:style-name="Table_20_Contents">$weblog.active</text:p>
          </table:table-cell>
          <table:table-cell table:style-name="Table8.A2" office:value-type="string">
            <text:p text:style-name="Table_20_Contents"><text:bookmark-start text:name="DDE_LINK7"/><text:bookmark-start text:name="DDE_LINK111"/>B<text:bookmark-end text:name="DDE_LINK111"/>oolean<text:bookmark-end text:name="DDE_LINK7"/></text:p>
          </table:table-cell>
          <table:table-cell table:style-name="Table8.C2" office:value-type="string">
            <text:p text:style-name="Table_20_Contents">True if weblog is considered active</text:p>
          </table:table-cell>
        </table:table-row>
        <table:table-row>
          <table:table-cell table:style-name="Table8.A2" office:value-type="string">
            <text:p text:style-name="Table_20_Contents">$weblog.allowComments</text:p>
          </table:table-cell>
          <table:table-cell table:style-name="Table8.A2" office:value-type="string">
            <text:p text:style-name="Table_20_Contents"><text:bookmark-start text:name="DDE_LINK1111"/>B<text:bookmark-end text:name="DDE_LINK1111"/>oolean</text:p>
          </table:table-cell>
          <table:table-cell table:style-name="Table8.C2" office:value-type="string">
            <text:p text:style-name="Table_20_Contents">True if comments are allowed in weblog</text:p>
          </table:table-cell>
        </table:table-row>
        <table:table-row>
          <table:table-cell table:style-name="Table8.A2" office:value-type="string">
            <text:p text:style-name="Table_20_Contents">$weblog.commentCount</text:p>
          </table:table-cell>
          <table:table-cell table:style-name="Table8.A2" office:value-type="string">
            <text:p text:style-name="Table_20_Contents">Long</text:p>
          </table:table-cell>
          <table:table-cell table:style-name="Table8.C2" office:value-type="string">
            <text:p text:style-name="Table_20_Contents">Total number of comments of approved in weblog</text:p>
          </table:table-cell>
        </table:table-row>
        <table:table-row>
          <table:table-cell table:style-name="Table8.A2" office:value-type="string">
            <text:p text:style-name="Table_20_Contents">$weblog.creator</text:p>
          </table:table-cell>
          <table:table-cell table:style-name="Table8.A2" office:value-type="string">
            <text:p text:style-name="Table_20_Contents">User</text:p>
          </table:table-cell>
          <table:table-cell table:style-name="Table8.C2" office:value-type="string">
            <text:p text:style-name="Table_20_Contents">User who created this weblog</text:p>
          </table:table-cell>
        </table:table-row>
        <table:table-row>
          <table:table-cell table:style-name="Table8.A2" office:value-type="string">
            <text:p text:style-name="Table_20_Contents">$weblog.dateCreated</text:p>
          </table:table-cell>
          <table:table-cell table:style-name="Table8.A2" office:value-type="string">
            <text:p text:style-name="Table_20_Contents">Date</text:p>
          </table:table-cell>
          <table:table-cell table:style-name="Table8.C2" office:value-type="string">
            <text:p text:style-name="Table_20_Contents">Date weblog was created</text:p>
          </table:table-cell>
        </table:table-row>
        <table:table-row>
          <table:table-cell table:style-name="Table8.A2" office:value-type="string">
            <text:p text:style-name="Table_20_Contents">$weblog.description</text:p>
          </table:table-cell>
          <table:table-cell table:style-name="Table8.A2" office:value-type="string">
            <text:p text:style-name="Table_20_Contents">String</text:p>
          </table:table-cell>
          <table:table-cell table:style-name="Table8.C2" office:value-type="string">
            <text:p text:style-name="Table_20_Contents">Description of weblog</text:p>
          </table:table-cell>
        </table:table-row>
        <table:table-row>
          <table:table-cell table:style-name="Table8.A2" office:value-type="string">
            <text:p text:style-name="Table_20_Contents">$weblog.emailAddress</text:p>
          </table:table-cell>
          <table:table-cell table:style-name="Table8.A2" office:value-type="string">
            <text:p text:style-name="Table_20_Contents">String</text:p>
          </table:table-cell>
          <table:table-cell table:style-name="Table8.C2" office:value-type="string">
            <text:p text:style-name="Table_20_Contents">Email address of weblog's managing editor</text:p>
          </table:table-cell>
        </table:table-row>
        <table:table-row>
          <table:table-cell table:style-name="Table8.A2" office:value-type="string">
            <text:p text:style-name="Table_20_Contents">$weblog.emailComments</text:p>
          </table:table-cell>
          <table:table-cell table:style-name="Table8.A2" office:value-type="string">
            <text:p text:style-name="Table_20_Contents"><text:bookmark-start text:name="DDE_LINK1112"/>B<text:bookmark-end text:name="DDE_LINK1112"/>oolean</text:p>
          </table:table-cell>
          <table:table-cell table:style-name="Table8.C2" office:value-type="string">
            <text:p text:style-name="Table_20_Contents">True if email notification of comments is enabled</text:p>
          </table:table-cell>
        </table:table-row>
        <table:table-row>
          <table:table-cell table:style-name="Table8.A2" office:value-type="string">
            <text:p text:style-name="Table_20_Contents">$weblog.emailFromAddress</text:p>
          </table:table-cell>
          <table:table-cell table:style-name="Table8.A2" office:value-type="string">
            <text:p text:style-name="Table_20_Contents">String</text:p>
          </table:table-cell>
          <table:table-cell table:style-name="Table8.C2" office:value-type="string">
            <text:p text:style-name="Table_20_Contents">Email address for from-address of notifications</text:p>
          </table:table-cell>
        </table:table-row>
        <table:table-row>
          <table:table-cell table:style-name="Table8.A2" office:value-type="string">
            <text:p text:style-name="Table_20_Contents">$weblog.enableBloggerApi</text:p>
          </table:table-cell>
          <table:table-cell table:style-name="Table8.A2" office:value-type="string">
            <text:p text:style-name="Table_20_Contents"><text:bookmark-start text:name="DDE_LINK1113"/>B<text:bookmark-end text:name="DDE_LINK1113"/>oolean</text:p>
          </table:table-cell>
          <table:table-cell table:style-name="Table8.C2" office:value-type="string">
            <text:p text:style-name="Table_20_Contents">True if remote blogging API is enabled</text:p>
          </table:table-cell>
        </table:table-row>
        <table:table-row>
          <table:table-cell table:style-name="Table8.A2" office:value-type="string">
            <text:p text:style-name="Table_20_Contents">$weblog.enabled</text:p>
          </table:table-cell>
          <table:table-cell table:style-name="Table8.A2" office:value-type="string">
            <text:p text:style-name="Table_20_Contents"><text:bookmark-start text:name="DDE_LINK1114"/>B<text:bookmark-end text:name="DDE_LINK1114"/>oolean</text:p>
          </table:table-cell>
          <table:table-cell table:style-name="Table8.C2" office:value-type="string">
            <text:p text:style-name="Table_20_Contents">True if weblog is enabled</text:p>
          </table:table-cell>
        </table:table-row>
        <table:table-row>
          <table:table-cell table:style-name="Table8.A2" office:value-type="string">
            <text:p text:style-name="Table_20_Contents">$weblog.entryCount</text:p>
          </table:table-cell>
          <table:table-cell table:style-name="Table8.A2" office:value-type="string">
            <text:p text:style-name="Table_20_Contents">Long</text:p>
          </table:table-cell>
          <table:table-cell table:style-name="Table8.C2" office:value-type="string">
            <text:p text:style-name="Table_20_Contents">Total number of entries in weblog</text:p>
          </table:table-cell>
        </table:table-row>
        <table:table-row>
          <table:table-cell table:style-name="Table8.A2" office:value-type="string">
            <text:p text:style-name="Table_20_Contents">$weblog.entryDisplayCount</text:p>
          </table:table-cell>
          <table:table-cell table:style-name="Table8.A2" office:value-type="string">
            <text:p text:style-name="Table_20_Contents">Integer</text:p>
          </table:table-cell>
          <table:table-cell table:style-name="Table8.C2" office:value-type="string">
            <text:p text:style-name="Table_20_Contents">Default number of entries to display in pagers</text:p>
          </table:table-cell>
        </table:table-row>
        <table:table-row>
          <table:table-cell table:style-name="Table8.A2" office:value-type="string">
            <text:p text:style-name="Table_20_Contents">$weblog.handle</text:p>
          </table:table-cell>
          <table:table-cell table:style-name="Table8.A2" office:value-type="string">
            <text:p text:style-name="Table_20_Contents">String</text:p>
          </table:table-cell>
          <table:table-cell table:style-name="Table8.C2" office:value-type="string">
            <text:p text:style-name="Table_20_Contents">Simple string handle that uniquely identifies weblog</text:p>
          </table:table-cell>
        </table:table-row>
        <table:table-row>
          <table:table-cell table:style-name="Table8.A2" office:value-type="string">
            <text:p text:style-name="Table_20_Contents">$weblog.lastModified</text:p>
          </table:table-cell>
          <table:table-cell table:style-name="Table8.A2" office:value-type="string">
            <text:p text:style-name="Table_20_Contents">Date</text:p>
          </table:table-cell>
          <table:table-cell table:style-name="Table8.C2" office:value-type="string">
            <text:p text:style-name="Table_20_Contents">Timestamp of last modification to weblog</text:p>
          </table:table-cell>
        </table:table-row>
        <table:table-row>
          <table:table-cell table:style-name="Table8.A2" office:value-type="string">
            <text:p text:style-name="Table_20_Contents">$weblog.locale</text:p>
          </table:table-cell>
          <table:table-cell table:style-name="Table8.A2" office:value-type="string">
            <text:p text:style-name="Table_20_Contents">String</text:p>
          </table:table-cell>
          <table:table-cell table:style-name="Table8.C2" office:value-type="string">
            <text:p text:style-name="Table_20_Contents">Default locale used by weblog</text:p>
          </table:table-cell>
        </table:table-row>
        <table:table-row>
          <table:table-cell table:style-name="Table8.A2" office:value-type="string">
            <text:p text:style-name="Table_20_Contents">$weblog.moderateComments</text:p>
          </table:table-cell>
          <table:table-cell table:style-name="Table8.A2" office:value-type="string">
            <text:p text:style-name="Table_20_Contents">True</text:p>
          </table:table-cell>
          <table:table-cell table:style-name="Table8.C2" office:value-type="string">
            <text:p text:style-name="Table_20_Contents">True if comment moderation is enabled in weblog</text:p>
          </table:table-cell>
        </table:table-row>
        <table:table-row>
          <table:table-cell table:style-name="Table8.A2" office:value-type="string">
            <text:p text:style-name="Table_20_Contents">$weblog.name</text:p>
          </table:table-cell>
          <table:table-cell table:style-name="Table8.A2" office:value-type="string">
            <text:p text:style-name="Table_20_Contents">String</text:p>
          </table:table-cell>
          <table:table-cell table:style-name="Table8.C2" office:value-type="string">
            <text:p text:style-name="Table_20_Contents">Name of the weblog</text:p>
          </table:table-cell>
        </table:table-row>
        <table:table-row>
          <table:table-cell table:style-name="Table8.A2" office:value-type="string">
            <text:p text:style-name="Table_20_Contents">$weblog.pages</text:p>
          </table:table-cell>
          <table:table-cell table:style-name="Table8.A2" office:value-type="string">
            <text:p text:style-name="Table_20_Contents">List of PageTemplates</text:p>
          </table:table-cell>
          <table:table-cell table:style-name="Table8.C2" office:value-type="string">
            <text:p text:style-name="Table_20_Contents">Page templates of weblog</text:p>
          </table:table-cell>
        </table:table-row>
        <table:table-row>
          <table:table-cell table:style-name="Table8.A2" office:value-type="string">
            <text:p text:style-name="Table_20_Contents">$weblog.popularTags(<text:line-break/> <text:s text:c="3"/>int sinceDays, int length)</text:p>
          </table:table-cell>
          <table:table-cell table:style-name="Table8.A2" office:value-type="string">
            <text:p text:style-name="Table_20_Contents">List of TagStat objects</text:p>
          </table:table-cell>
          <table:table-cell table:style-name="Table8.C2"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 office:value-type="string">
            <text:p text:style-name="Table_20_Contents">$weblog.timeZone</text:p>
          </table:table-cell>
          <table:table-cell table:style-name="Table8.A2" office:value-type="string">
            <text:p text:style-name="Table_20_Contents">String</text:p>
          </table:table-cell>
          <table:table-cell table:style-name="Table8.C2" office:value-type="string">
            <text:p text:style-name="Table_20_Contents">Timezone of the weblog</text:p>
          </table:table-cell>
        </table:table-row>
        <table:table-row>
          <table:table-cell table:style-name="Table8.A2" office:value-type="string">
            <text:p text:style-name="Table_20_Contents">$weblog.todaysHits</text:p>
          </table:table-cell>
          <table:table-cell table:style-name="Table8.A2" office:value-type="string">
            <text:p text:style-name="Table_20_Contents">Integer</text:p>
          </table:table-cell>
          <table:table-cell table:style-name="Table8.C2" office:value-type="string">
            <text:p text:style-name="Table_20_Contents">Number of <text:s/>hits counted today</text:p>
          </table:table-cell>
        </table:table-row>
        <table:table-row>
          <table:table-cell table:style-name="Table8.A2" office:value-type="string">
            <text:p text:style-name="Table_20_Contents">$weblog.weblogCategories</text:p>
          </table:table-cell>
          <table:table-cell table:style-name="Table8.A2" office:value-type="string">
            <text:p text:style-name="Table_20_Contents">List of WeblogCategories</text:p>
          </table:table-cell>
          <table:table-cell table:style-name="Table8.C2" office:value-type="string">
            <text:p text:style-name="Table_20_Contents">Top-level categories of weblog</text:p>
          </table:table-cell>
        </table:table-row>
      </table:table>
      <text:p text:style-name="P28"/>
      <text:p text:style-name="P28">Weblog Methods</text:p>
      <text:list text:style-name="L16">
        <text:list-item>
          <text:list>
            <text:list-item>
              <text:p text:style-name="P37"><text:span text:style-name="T1">WeblogEntry getWeblogEntry(String anchor)<text:line-break/></text:span>Get an individual weblog entry by the entry's anchor, which is unique within a weblog.</text:p>
            </text:list-item>
            <text:list-item>
              <text:p text:style-name="P37"><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37"><text:span text:style-name="T1">List getRecentComments(int max)</text:span><text:line-break/>Get most recent Comments in the weblog up to the limit max.</text:p>
            </text:list-item>
            <text:list-item>
              <text:p text:style-name="P37"><text:span text:style-name="T1">List getWeblogCategories(String catpath)</text:span><text:line-break/>Get WeblogCategories in folder found at the specified category path.</text:p>
            </text:list-item>
            <text:list-item>
              <text:p text:style-name="P37"><text:span text:style-name="T1">WeblogCategory getWeblogCategoryByPath(String path)</text:span><text:line-break/>Get weblog category specified by path.</text:p>
            </text:list-item>
            <text:list-item>
              <text:p text:style-name="P37"><text:span text:style-name="T1">PageTemplate getPageByName(String name)</text:span><text:line-break/>Get page template specified by name.</text:p>
            </text:list-item>
            <text:list-item>
              <text:p text:style-name="P37"><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8">Name</text:p>
            </table:table-cell>
            <table:table-cell table:style-name="Table2.A1" office:value-type="string">
              <text:p text:style-name="P31">Type</text:p>
            </table:table-cell>
            <table:table-cell table:style-name="Table2.C1" office:value-type="string">
              <text:p text:style-name="P31">Description</text:p>
            </table:table-cell>
          </table:table-row>
        </table:table-header-rows>
        <table:table-row>
          <table:table-cell table:style-name="Table2.A2" office:value-type="string">
            <text:p text:style-name="Table_20_Contents">$category.description</text:p>
          </table:table-cell>
          <table:table-cell table:style-name="Table2.A2" office:value-type="string">
            <text:p text:style-name="Table_20_Contents"><text:bookmark-start text:name="DDE_LINK11101"/>String<text:bookmark-end text:name="DDE_LINK11101"/></text:p>
          </table:table-cell>
          <table:table-cell table:style-name="Table2.C2" office:value-type="string">
            <text:p text:style-name="Table_20_Contents">Description</text:p>
          </table:table-cell>
        </table:table-row>
        <table:table-row>
          <table:table-cell table:style-name="Table2.A2" office:value-type="string">
            <text:p text:style-name="Table_20_Contents">$category.image</text:p>
          </table:table-cell>
          <table:table-cell table:style-name="Table2.A2" office:value-type="string">
            <text:p text:style-name="Table_20_Contents">String</text:p>
          </table:table-cell>
          <table:table-cell table:style-name="Table2.C2" office:value-type="string">
            <text:p text:style-name="Table_20_Contents">URL of image to be displayed for category</text:p>
          </table:table-cell>
        </table:table-row>
        <table:table-row>
          <table:table-cell table:style-name="Table2.A2" office:value-type="string">
            <text:p text:style-name="Table_20_Contents">$category.inUse</text:p>
          </table:table-cell>
          <table:table-cell table:style-name="Table2.A2" office:value-type="string">
            <text:p text:style-name="Table_20_Contents">Boolean</text:p>
          </table:table-cell>
          <table:table-cell table:style-name="Table2.C2" office:value-type="string">
            <text:p text:style-name="Table_20_Contents">True if category is in use, i.e. if WeblogEntry objects use it</text:p>
          </table:table-cell>
        </table:table-row>
        <table:table-row>
          <table:table-cell table:style-name="Table2.A2" office:value-type="string">
            <text:p text:style-name="Table_20_Contents">$category.name</text:p>
          </table:table-cell>
          <table:table-cell table:style-name="Table2.A2" office:value-type="string">
            <text:p text:style-name="Table_20_Contents">String</text:p>
          </table:table-cell>
          <table:table-cell table:style-name="Table2.C2" office:value-type="string">
            <text:p text:style-name="Table_20_Contents">Name of the category</text:p>
          </table:table-cell>
        </table:table-row>
        <table:table-row>
          <table:table-cell table:style-name="Table2.A2" office:value-type="string">
            <text:p text:style-name="Table_20_Contents">$category.parent </text:p>
          </table:table-cell>
          <table:table-cell table:style-name="Table2.A2" office:value-type="string">
            <text:p text:style-name="Table_20_Contents">WeblogCategory</text:p>
          </table:table-cell>
          <table:table-cell table:style-name="Table2.C2" office:value-type="string">
            <text:p text:style-name="Table_20_Contents">Parent category</text:p>
          </table:table-cell>
        </table:table-row>
        <table:table-row>
          <table:table-cell table:style-name="Table2.A2" office:value-type="string">
            <text:p text:style-name="Table_20_Contents">$category.path</text:p>
          </table:table-cell>
          <table:table-cell table:style-name="Table2.A2" office:value-type="string">
            <text:p text:style-name="Table_20_Contents">String</text:p>
          </table:table-cell>
          <table:table-cell table:style-name="Table2.C2" office:value-type="string">
            <text:p text:style-name="Table_20_Contents">Absolute path to category in hierarchy</text:p>
          </table:table-cell>
        </table:table-row>
        <table:table-row>
          <table:table-cell table:style-name="Table2.A2" office:value-type="string">
            <text:p text:style-name="Table_20_Contents">$category.website</text:p>
          </table:table-cell>
          <table:table-cell table:style-name="Table2.A2" office:value-type="string">
            <text:p text:style-name="Table_20_Contents">Weblog</text:p>
          </table:table-cell>
          <table:table-cell table:style-name="Table2.C2" office:value-type="string">
            <text:p text:style-name="Table_20_Contents">Weblog that contains category</text:p>
          </table:table-cell>
        </table:table-row>
        <table:table-row>
          <table:table-cell table:style-name="Table2.A2" office:value-type="string">
            <text:p text:style-name="Table_20_Contents">$category.weblogCategories</text:p>
          </table:table-cell>
          <table:table-cell table:style-name="Table2.A2" office:value-type="string">
            <text:p text:style-name="Table_20_Contents">List of WeblogCategories</text:p>
          </table:table-cell>
          <table:table-cell table:style-name="Table2.C2" office:value-type="string">
            <text:p text:style-name="Table_20_Contents">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8">Name</text:p>
            </table:table-cell>
            <table:table-cell table:style-name="Table7.A1" office:value-type="string">
              <text:p text:style-name="P31">Type</text:p>
            </table:table-cell>
            <table:table-cell table:style-name="Table7.C1" office:value-type="string">
              <text:p text:style-name="P31">Description</text:p>
            </table:table-cell>
          </table:table-row>
        </table:table-header-rows>
        <table:table-row>
          <table:table-cell table:style-name="Table7.A2" office:value-type="string">
            <text:p text:style-name="Table_20_Contents">$entry.allowComments</text:p>
          </table:table-cell>
          <table:table-cell table:style-name="Table7.A2" office:value-type="string">
            <text:p text:style-name="Table_20_Contents"><text:bookmark-start text:name="DDE_LINK118"/>B<text:bookmark-end text:name="DDE_LINK118"/>oolean</text:p>
          </table:table-cell>
          <table:table-cell table:style-name="Table7.C2" office:value-type="string">
            <text:p text:style-name="Table_20_Contents">True if this weblog entry allows comments</text:p>
          </table:table-cell>
        </table:table-row>
        <table:table-row>
          <table:table-cell table:style-name="Table7.A2" office:value-type="string">
            <text:p text:style-name="Table_20_Contents">$entry.anchor</text:p>
          </table:table-cell>
          <table:table-cell table:style-name="Table7.A2" office:value-type="string">
            <text:p text:style-name="Table_20_Contents">String</text:p>
          </table:table-cell>
          <table:table-cell table:style-name="Table7.C2" office:value-type="string">
            <text:p text:style-name="Table_20_Contents">Simple string that uniquely identifies post in weblog</text:p>
          </table:table-cell>
        </table:table-row>
        <table:table-row>
          <table:table-cell table:style-name="Table7.A2" office:value-type="string">
            <text:p text:style-name="Table_20_Contents">$entry.categories</text:p>
          </table:table-cell>
          <table:table-cell table:style-name="Table7.A2" office:value-type="string">
            <text:p text:style-name="Table_20_Contents">List of <text:bookmark-start text:name="DDE_LINK3"/>WeblogCategories<text:bookmark-end text:name="DDE_LINK3"/></text:p>
          </table:table-cell>
          <table:table-cell table:style-name="Table7.C2" office:value-type="string">
            <text:p text:style-name="Table_20_Contents">Weblog categories associated with this entry</text:p>
          </table:table-cell>
        </table:table-row>
        <table:table-row>
          <table:table-cell table:style-name="Table7.A2" office:value-type="string">
            <text:p text:style-name="Table_20_Contents">$entry.category</text:p>
          </table:table-cell>
          <table:table-cell table:style-name="Table7.A2" office:value-type="string">
            <text:p text:style-name="Table_20_Contents">WeblogCategory</text:p>
          </table:table-cell>
          <table:table-cell table:style-name="Table7.C2" office:value-type="string">
            <text:p text:style-name="Table_20_Contents">Primary weblog category of this entry</text:p>
          </table:table-cell>
        </table:table-row>
        <table:table-row>
          <table:table-cell table:style-name="Table7.A2" office:value-type="string">
            <text:p text:style-name="Table_20_Contents">$entry.commentDays</text:p>
          </table:table-cell>
          <table:table-cell table:style-name="Table7.A2" office:value-type="string">
            <text:p text:style-name="Table_20_Contents">Integer</text:p>
          </table:table-cell>
          <table:table-cell table:style-name="Table7.C2" office:value-type="string">
            <text:p text:style-name="Table_20_Contents">Number of days that comments are allowed</text:p>
          </table:table-cell>
        </table:table-row>
        <table:table-row>
          <table:table-cell table:style-name="Table7.A2" office:value-type="string">
            <text:p text:style-name="Table_20_Contents">$entry.commentsStillAllowed</text:p>
          </table:table-cell>
          <table:table-cell table:style-name="Table7.A2" office:value-type="string">
            <text:p text:style-name="Table_20_Contents">Boolean</text:p>
          </table:table-cell>
          <table:table-cell table:style-name="Table7.C2" office:value-type="string">
            <text:p text:style-name="Table_20_Contents">True if comments are currently allowed</text:p>
          </table:table-cell>
        </table:table-row>
        <table:table-row>
          <table:table-cell table:style-name="Table7.A2" office:value-type="string">
            <text:p text:style-name="Table_20_Contents">$entry.contentSrc</text:p>
          </table:table-cell>
          <table:table-cell table:style-name="Table7.A2" office:value-type="string">
            <text:p text:style-name="Table_20_Contents">String</text:p>
          </table:table-cell>
          <table:table-cell table:style-name="Table7.C2" office:value-type="string">
            <text:p text:style-name="Table_20_Contents">URL of entry content, if out-of-line</text:p>
          </table:table-cell>
        </table:table-row>
        <table:table-row>
          <table:table-cell table:style-name="Table7.A2" office:value-type="string">
            <text:p text:style-name="Table_20_Contents">$entry.contentType</text:p>
          </table:table-cell>
          <table:table-cell table:style-name="Table7.A2" office:value-type="string">
            <text:p text:style-name="Table_20_Contents">String</text:p>
          </table:table-cell>
          <table:table-cell table:style-name="Table7.C2" office:value-type="string">
            <text:p text:style-name="Table_20_Contents">MIME content-type of entry</text:p>
          </table:table-cell>
        </table:table-row>
        <table:table-row>
          <table:table-cell table:style-name="Table7.A2" office:value-type="string">
            <text:p text:style-name="Table_20_Contents">$entry.creator</text:p>
          </table:table-cell>
          <table:table-cell table:style-name="Table7.A2" office:value-type="string">
            <text:p text:style-name="Table_20_Contents">User</text:p>
          </table:table-cell>
          <table:table-cell table:style-name="Table7.C2" office:value-type="string">
            <text:p text:style-name="Table_20_Contents">User who created the entry</text:p>
          </table:table-cell>
        </table:table-row>
        <table:table-row>
          <table:table-cell table:style-name="Table7.A2" office:value-type="string">
            <text:p text:style-name="Table_20_Contents">$entry.entryAttributes</text:p>
          </table:table-cell>
          <table:table-cell table:style-name="Table7.A2" office:value-type="string">
            <text:p text:style-name="Table_20_Contents">List of EntryAttributes</text:p>
          </table:table-cell>
          <table:table-cell table:style-name="Table7.C2" office:value-type="string">
            <text:p text:style-name="Table_20_Contents">Arbitrary name/value attributes associated with entry</text:p>
          </table:table-cell>
        </table:table-row>
        <table:table-row>
          <table:table-cell table:style-name="Table7.A2" office:value-type="string">
            <text:p text:style-name="Table_20_Contents">$entry.pubTime</text:p>
          </table:table-cell>
          <table:table-cell table:style-name="Table7.A2" office:value-type="string">
            <text:p text:style-name="Table_20_Contents">Date</text:p>
          </table:table-cell>
          <table:table-cell table:style-name="Table7.C2" office:value-type="string">
            <text:p text:style-name="Table_20_Contents">Timestamp when entry was published</text:p>
          </table:table-cell>
        </table:table-row>
        <table:table-row>
          <table:table-cell table:style-name="Table7.A2" office:value-type="string">
            <text:p text:style-name="Table_20_Contents">$entry.referers</text:p>
          </table:table-cell>
          <table:table-cell table:style-name="Table7.A2" office:value-type="string">
            <text:p text:style-name="Table_20_Contents">List of referrers</text:p>
          </table:table-cell>
          <table:table-cell table:style-name="Table7.C2" office:value-type="string">
            <text:p text:style-name="Table_20_Contents">List of referrers to entry (cleared nightly)</text:p>
          </table:table-cell>
        </table:table-row>
        <table:table-row>
          <table:table-cell table:style-name="Table7.A2" office:value-type="string">
            <text:p text:style-name="Table_20_Contents">$entry.rightToLeft</text:p>
          </table:table-cell>
          <table:table-cell table:style-name="Table7.A2" office:value-type="string">
            <text:p text:style-name="Table_20_Contents">Boolean</text:p>
          </table:table-cell>
          <table:table-cell table:style-name="Table7.C2" office:value-type="string">
            <text:p text:style-name="Table_20_Contents">True if entry text is to be displayed right-to-left</text:p>
          </table:table-cell>
        </table:table-row>
        <table:table-row>
          <table:table-cell table:style-name="Table7.A2" office:value-type="string">
            <text:p text:style-name="Table_20_Contents">$entry.status</text:p>
          </table:table-cell>
          <table:table-cell table:style-name="Table7.A2" office:value-type="string">
            <text:p text:style-name="Table_20_Contents">String</text:p>
          </table:table-cell>
          <table:table-cell table:style-name="Table7.C2" office:value-type="string">
            <text:p text:style-name="Table_20_Contents">Status of entry (i.e. PUBLISHED)</text:p>
          </table:table-cell>
        </table:table-row>
        <table:table-row>
          <table:table-cell table:style-name="Table7.A2" office:value-type="string">
            <text:p text:style-name="Table_20_Contents">$entry.summary</text:p>
          </table:table-cell>
          <table:table-cell table:style-name="Table7.A2" office:value-type="string">
            <text:p text:style-name="Table_20_Contents">String</text:p>
          </table:table-cell>
          <table:table-cell table:style-name="Table7.C2" office:value-type="string">
            <text:p text:style-name="Table_20_Contents">Raw summary text of entry</text:p>
          </table:table-cell>
        </table:table-row>
        <table:table-row>
          <table:table-cell table:style-name="Table7.A2" office:value-type="string">
            <text:p text:style-name="Table_20_Contents">$entry.tags</text:p>
          </table:table-cell>
          <table:table-cell table:style-name="Table7.A2" office:value-type="string">
            <text:p text:style-name="Table_20_Contents">List of WeblogEntryTags</text:p>
          </table:table-cell>
          <table:table-cell table:style-name="Table7.C2" office:value-type="string">
            <text:p text:style-name="Table_20_Contents">Tags associated with entry</text:p>
          </table:table-cell>
        </table:table-row>
        <table:table-row>
          <table:table-cell table:style-name="Table7.A2" office:value-type="string">
            <text:p text:style-name="Table_20_Contents">$entry.tagsAsString</text:p>
          </table:table-cell>
          <table:table-cell table:style-name="Table7.A2" office:value-type="string">
            <text:p text:style-name="Table_20_Contents">String</text:p>
          </table:table-cell>
          <table:table-cell table:style-name="Table7.C2" office:value-type="string">
            <text:p text:style-name="Table_20_Contents">Tags listed as a string</text:p>
          </table:table-cell>
        </table:table-row>
        <table:table-row>
          <table:table-cell table:style-name="Table7.A2" office:value-type="string">
            <text:p text:style-name="Table_20_Contents">$entry.text</text:p>
          </table:table-cell>
          <table:table-cell table:style-name="Table7.A2" office:value-type="string">
            <text:p text:style-name="Table_20_Contents">String</text:p>
          </table:table-cell>
          <table:table-cell table:style-name="Table7.C2" office:value-type="string">
            <text:p text:style-name="Table_20_Contents">Raw content text of entry</text:p>
          </table:table-cell>
        </table:table-row>
        <table:table-row>
          <table:table-cell table:style-name="Table7.A2" office:value-type="string">
            <text:p text:style-name="Table_20_Contents"><text:bookmark-start text:name="DDE_LINK10"/>$entry.transformedText<text:bookmark-end text:name="DDE_LINK10"/></text:p>
          </table:table-cell>
          <table:table-cell table:style-name="Table7.A2" office:value-type="string">
            <text:p text:style-name="Table_20_Contents">String</text:p>
          </table:table-cell>
          <table:table-cell table:style-name="Table7.C2" office:value-type="string">
            <text:p text:style-name="Table_20_Contents">Content text of entry processed by plugins</text:p>
          </table:table-cell>
        </table:table-row>
        <table:table-row table:style-name="Table7.21">
          <table:table-cell table:style-name="Table7.A2" office:value-type="string">
            <text:p text:style-name="Table_20_Contents">$entry.transformedSummary</text:p>
          </table:table-cell>
          <table:table-cell table:style-name="Table7.A2" office:value-type="string">
            <text:p text:style-name="Table_20_Contents">String</text:p>
          </table:table-cell>
          <table:table-cell table:style-name="Table7.C2" office:value-type="string">
            <text:p text:style-name="Table_20_Contents">Summary text of entry processed by plugins</text:p>
          </table:table-cell>
        </table:table-row>
        <table:table-row>
          <table:table-cell table:style-name="Table7.A2" office:value-type="string">
            <text:p text:style-name="Table_20_Contents">$entry.updateTime</text:p>
          </table:table-cell>
          <table:table-cell table:style-name="Table7.A2" office:value-type="string">
            <text:p text:style-name="Table_20_Contents">Date</text:p>
          </table:table-cell>
          <table:table-cell table:style-name="Table7.C2" office:value-type="string">
            <text:p text:style-name="Table_20_Contents">Timestamp of last modification to entry</text:p>
          </table:table-cell>
        </table:table-row>
        <table:table-row>
          <table:table-cell table:style-name="Table7.A2" office:value-type="string">
            <text:p text:style-name="Table_20_Contents">$entry.website</text:p>
          </table:table-cell>
          <table:table-cell table:style-name="Table7.A2" office:value-type="string">
            <text:p text:style-name="Table_20_Contents">Weblog</text:p>
          </table:table-cell>
          <table:table-cell table:style-name="Table7.C2" office:value-type="string">
            <text:p text:style-name="Table_20_Contents">Entry's weblog</text:p>
          </table:table-cell>
        </table:table-row>
      </table:table>
      <text:p text:style-name="Standard"/>
      <text:p text:style-name="P28">WeblogEntry methods</text:p>
      <text:list text:style-name="L17">
        <text:list-item>
          <text:list>
            <text:list-item>
              <text:p text:style-name="P38"><text:span text:style-name="T1">public String getDisplayContent()</text:span><text:line-break/>Returns transformed text of entry or transformed summary if there is no entry.</text:p>
            </text:list-item>
            <text:list-item>
              <text:p text:style-name="P38"><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38"><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28">Name</text:p>
            </table:table-cell>
            <table:table-cell table:style-name="Table19.A1" office:value-type="string">
              <text:p text:style-name="P31">Type</text:p>
            </table:table-cell>
            <table:table-cell table:style-name="Table19.C1" office:value-type="string">
              <text:p text:style-name="P31">Description</text:p>
            </table:table-cell>
          </table:table-row>
        </table:table-header-rows>
        <table:table-row>
          <table:table-cell table:style-name="Table19.A2" office:value-type="string">
            <text:p text:style-name="Table_20_Contents">$tag.name</text:p>
          </table:table-cell>
          <table:table-cell table:style-name="Table19.A2" office:value-type="string">
            <text:p text:style-name="Table_20_Contents">String</text:p>
          </table:table-cell>
          <table:table-cell table:style-name="Table19.C2" office:value-type="string">
            <text:p text:style-name="Table_20_Contents">Weblog entry associated with this attribute</text:p>
          </table:table-cell>
        </table:table-row>
        <table:table-row>
          <table:table-cell table:style-name="Table19.A2" office:value-type="string">
            <text:p text:style-name="Table_20_Contents">$tag.user</text:p>
          </table:table-cell>
          <table:table-cell table:style-name="Table19.A2" office:value-type="string">
            <text:p text:style-name="Table_20_Contents">User </text:p>
          </table:table-cell>
          <table:table-cell table:style-name="Table19.C2" office:value-type="string">
            <text:p text:style-name="Table_20_Contents">User who added the tag</text:p>
          </table:table-cell>
        </table:table-row>
        <table:table-row>
          <table:table-cell table:style-name="Table19.A2" office:value-type="string">
            <text:p text:style-name="Table_20_Contents">$tag.weblogEntry</text:p>
          </table:table-cell>
          <table:table-cell table:style-name="Table19.A2" office:value-type="string">
            <text:p text:style-name="Table_20_Contents">WeblogEntry</text:p>
          </table:table-cell>
          <table:table-cell table:style-name="Table19.C2" office:value-type="string">
            <text:p text:style-name="Table_20_Contents">Weblog entry associated with tag</text:p>
          </table:table-cell>
        </table:table-row>
        <table:table-row>
          <table:table-cell table:style-name="Table19.A2" office:value-type="string">
            <text:p text:style-name="Table_20_Contents">$tag.weblog</text:p>
          </table:table-cell>
          <table:table-cell table:style-name="Table19.A2" office:value-type="string">
            <text:p text:style-name="Table_20_Contents">Weblog</text:p>
          </table:table-cell>
          <table:table-cell table:style-name="Table19.C2" office:value-type="string">
            <text:p text:style-name="Table_20_Contents">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h text:style-name="P13"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39">#showWeblogEntriesPager($pager)</text:p>
      <text:p text:style-name="P28">Arguments:</text:p>
      <text:p text:style-name="Text_20_body"><text:span text:style-name="T1"><text:tab/>$pager: </text:span><text:span text:style-name="T5">Pager object returned by a getWeblogEntriesPager() method</text:span></text:p>
      <text:p text:style-name="P28">Synopsis:</text:p>
      <text:p text:style-name="Roller_20_macro_20_synopsys">Displays the weblog entries contained in the specified $pager object by calling your weblog's _day template for each day's worth of entries.</text:p>
      <text:p text:style-name="P28">Generated HTML and CSS classes used</text:p>
      <text:p text:style-name="P40">Depends entirely on contents of your weblog's _day template.</text:p>
      <text:p text:style-name="P40"/>
      <text:p text:style-name="P39">#showNextPrevEntriesControl($pager)</text:p>
      <text:p text:style-name="P28">Arguments:</text:p>
      <text:p text:style-name="Text_20_body"><text:span text:style-name="T1"><text:tab/>$pager: </text:span><text:span text:style-name="T5">Pager object returned by a getWeblogEntriesPager() method</text:span></text:p>
      <text:p text:style-name="P28">Synopsis:</text:p>
      <text:p text:style-name="Roller_20_macro_20_synopsys">Display the next/prev links of the specified $pager object.</text:p>
      <text:p text:style-name="P28">Generated HTML and CSS classes used</text:p>
      <text:p text:style-name="P40">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28"/>
      <text:p text:style-name="P39">#showEntryTags($entry)</text:p>
      <text:p text:style-name="P28">Arguments:</text:p>
      <text:p text:style-name="P28"><text:tab/>$entry: <text:span text:style-name="T5">WeblogEntry object</text:span></text:p>
      <text:p text:style-name="P28">Synopsis:</text:p>
      <text:p text:style-name="Roller_20_macro_20_synopsys">Display tags associated with one weblog entry as list of links to tag specific views of weblog.</text:p>
      <text:p text:style-name="P28">Generated HTML and CSS classes used</text:p>
      <text:p text:style-name="P40">No CSS classes are used, only a series of links like so:</text:p>
      <text:p text:style-name="Code"><text:s text:c="4"/>&lt;a href="..." rel="tag"&gt; ...tag name... &lt;/a&gt; </text:p>
      <text:p text:style-name="Code"><text:s text:c="4"/>&lt;a href="..." rel="tag"&gt; ...tag name... &lt;/a&gt; </text:p>
      <text:h text:style-name="Heading_20_2" text:outline-level="2">Comment macros</text:h>
      <text:p text:style-name="P39">#showWeblogEntryComments($entry)</text:p>
      <text:p text:style-name="P28">Arguments:</text:p>
      <text:p text:style-name="P28"><text:tab/>$entry: <text:span text:style-name="T5">WeblogEntry object</text:span></text:p>
      <text:p text:style-name="P28">Synopsis:</text:p>
      <text:p text:style-name="Roller_20_macro_20_synopsys">Display the comments associated with the specified entry, not including those entries that are not approved for posting or that are marked as spam. </text:p>
      <text:p text:style-name="P28">Generated HTML and CSS classes used</text:p>
      <text:p text:style-name="P40">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39">#showWeblogEntryCommentForm($entry)</text:p>
      <text:p text:style-name="P28">Arguments: </text:p>
      <text:p text:style-name="P41"><text:tab/>$entry: <text:span text:style-name="T8">WeblogEntry object</text:span></text:p>
      <text:p text:style-name="Text_20_body"><text:span text:style-name="T1">Synopsis</text:span>: </text:p>
      <text:p text:style-name="Text_20_body"><text:tab/>Display a comment form for adding a comment to the specified entry.</text:p>
      <text:p text:style-name="P28">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39">#showWeblogEntryLinksList($entries)</text:p>
      <text:p text:style-name="P28">Arguments:</text:p>
      <text:p text:style-name="P28"><text:tab/>$entries: <text:span text:style-name="T5">List of WeblogEntry objects to be displayed in a list inks</text:span></text:p>
      <text:p text:style-name="P28">Synopsis:</text:p>
      <text:p text:style-name="Roller_20_macro_20_synopsys">Display a simple list of entries, with a title and link for each.</text:p>
      <text:p text:style-name="P28">Generated HTML and CSS classes used</text:p>
      <text:p text:style-name="P40">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39">#showBookmarkLinksList($folderObj $expanding $subfolders)</text:p>
      <text:p text:style-name="P28">Arguments:</text:p>
      <text:p text:style-name="P28"><text:tab/>$folderObj: <text:span text:style-name="T5">Folder object from which bookmarks are to be shown</text:span><text:line-break/><text:tab/>$expanding: <text:span text:style-name="T5">Set to true to show a JavaScript-expandable tree of folders and bookmarks</text:span><text:line-break/><text:tab/>$subfolders: <text:span text:style-name="T5">Set to true to recusively show Folder object contents</text:span></text:p>
      <text:p text:style-name="P28">Synopsis:</text:p>
      <text:p text:style-name="Roller_20_macro_20_synopsys">Displays all bookmarks in a specified bookmark folder object. <text:s/>If $expanding and $subfolders are set to true, then display the bookmarks as an expandable tree view.</text:p>
      <text:p text:style-name="P28">Generated HTML and CSS classes used</text:p>
      <text:p text:style-name="P42">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 text:c="8"/>&lt;li class="<text:span text:style-name="T1">rFolderItem</text:span>"&gt; </text:p>
      <text:p text:style-name="Code"><text:s text:c="11"/>&lt;a href="..." class="<text:span text:style-name="T1">rBookmark5</text:span>" /&gt;...bookmark name... &lt;/a&gt; </text:p>
      <text:p text:style-name="Code"><text:s text:c="8"/>&lt;/li&gt;</text:p>
      <text:p text:style-name="Code"><text:s text:c="8"/>&lt;li class="<text:span text:style-name="T1">rFolderItem</text:span>"&gt; ...sub-folder name... &lt;/li&gt;</text:p>
      <text:p text:style-name="Code"><text:s text:c="8"/>&lt;ul class="<text:span text:style-name="T1">rFolder</text:span>"&gt;</text:p>
      <text:p text:style-name="Code"><text:s text:c="12"/>&lt;li class="<text:span text:style-name="T1">rFolderItem</text:span>"&gt; ... &lt;/li&gt;</text:p>
      <text:p text:style-name="Code"><text:s text:c="8"/>&lt;/ul&gt;</text:p>
      <text:p text:style-name="Code"><text:s text:c="3"/>&lt;/ul&gt;</text:p>
      <text:p text:style-name="Text_20_body"/>
      <text:p text:style-name="P43">Expanding folders are a little more complex. Roller uses a combination of hidden <text:span text:style-name="T9">&lt;div&gt;</text:span> elements and JavaScript to create a simple expandable tree like so:</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 text:c="8"/>&lt;div class="<text:span text:style-name="T1">rFolder</text:span>"&gt;</text:p>
      <text:p text:style-name="Code"><text:s text:c="12"/>&lt;li class="<text:span text:style-name="T1">rFolderItem</text:span>"&gt;&lt;a href="..."&gt;</text:p>
      <text:p text:style-name="Code"><text:s text:c="16"/>&lt;span id="..."&gt; + &lt;/span&gt;&lt;/a&gt; ...sub-folder name...&lt;/li&gt;</text:p>
      <text:p text:style-name="Code"><text:s text:c="16"/>&lt;ul id="..." class="<text:span text:style-name="T1">rFolder</text:span>"&gt;</text:p>
      <text:p text:style-name="Code"><text:s text:c="20"/>&lt;a href="..." class="<text:span text:style-name="T1">rBookmark6</text:span>" /&gt;...bookmark name... &lt;/a&gt;</text:p>
      <text:p text:style-name="Code"><text:s text:c="16"/>&lt;/ul&gt;</text:p>
      <text:p text:style-name="Code"><text:s text:c="12"/>&lt;li&gt;</text:p>
      <text:p text:style-name="Code"><text:s text:c="8"/>&lt;/div&gt;</text:p>
      <text:p text:style-name="Code"><text:s text:c="3"/>&lt;/ul&gt;</text:p>
      <text:p text:style-name="Text_20_body"/>
      <text:p text:style-name="P39">#showWeblogCategoryLinksList($categoryObj $expanding $subcats)</text:p>
      <text:p text:style-name="P28">Arguments:</text:p>
      <text:p text:style-name="P28"><text:tab/>$categoryObj: <text:span text:style-name="T5">Category object containing category objects to be displayed</text:span><text:line-break/><text:tab/>$expanding: <text:span text:style-name="T5">Set to true to show a JavaScript-expandable tree of folders and bookmarks</text:span><text:line-break/><text:tab/>$subcats: <text:s/><text:span text:style-name="T5">Set to true to recusively show sub-Category object contents</text:span></text:p>
      <text:p text:style-name="P28">Synopsis:</text:p>
      <text:p text:style-name="Roller_20_macro_20_synopsys">Displays all categories under a specified category object. If $expanding and $subcats are set to true, then display the categories as an expandable tree view.</text:p>
      <text:p text:style-name="P28">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Text_20_body"/>
      <text:p text:style-name="Text_20_body">Or for expanding folders</text:p>
      <text:p text:style-name="Code"><text:s text:c="4"/>&lt;ul class="<text:span text:style-name="T1">rCategory</text:span>"&gt;</text:p>
      <text:p text:style-name="Code"><text:s text:c="8"/>&lt;div class="<text:span text:style-name="T1">rCategory</text:span>"&gt;</text:p>
      <text:p text:style-name="Code"><text:s text:c="12"/>&lt;li&gt;&lt;a href="..."&gt;</text:p>
      <text:p text:style-name="Code"><text:s text:c="16"/>&lt;a href="..."&gt;&lt;span id="..."&gt; + &lt;/span&gt;&lt;/a&gt;</text:p>
      <text:p text:style-name="Code"><text:s text:c="16"/>&lt;a href="..."&gt; ...category name... &lt;/a&gt;</text:p>
      <text:p text:style-name="Code"><text:s text:c="12"/>&lt;/li&gt;</text:p>
      <text:p text:style-name="Code"><text:s text:c="12"/>&lt;ul id="..." class="<text:span text:style-name="T1">rCategory</text:span>"&gt;</text:p>
      <text:p text:style-name="Code"><text:s text:c="16"/>&lt;li class="<text:span text:style-name="T1">selected</text:span>"&gt;categoryObject.name&lt;/li&gt;</text:p>
      <text:p text:style-name="Code"><text:s text:c="16"/>&lt;!-- or --&gt;</text:p>
      <text:p text:style-name="Code"><text:s text:c="16"/>&lt;li&gt;&lt;a href="..."&gt; ...category name...&lt;/a&gt;&lt;/li&gt;</text:p>
      <text:p text:style-name="Code"><text:s text:c="12"/>&lt;/ul&gt;</text:p>
      <text:p text:style-name="Code"><text:s text:c="8"/>&lt;/div&gt;</text:p>
      <text:p text:style-name="Code"><text:s text:c="4"/>&lt;/ul&gt;</text:p>
      <text:h text:style-name="Heading_20_2" text:outline-level="2">Menu macros</text:h>
      <text:p text:style-name="P39">#showPageMenu($weblog)</text:p>
      <text:p text:style-name="P28">Arguments:</text:p>
      <text:p text:style-name="P28"><text:tab/>$weblog: <text:span text:style-name="T5">Show page menu for this weblog</text:span><text:tab/></text:p>
      <text:p text:style-name="P28">Synopsis:</text:p>
      <text:p text:style-name="Roller_20_macro_20_synopsys">Display a page navigation menu that lists all pages in the weblog.</text:p>
      <text:p text:style-name="P28">Generated HTML and CSS classes used</text:p>
      <text:p text:style-name="P40">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39">#showAuthorMenu($vertical)</text:p>
      <text:p text:style-name="P28">Arguments:</text:p>
      <text:p text:style-name="Text_20_body"><text:span text:style-name="T1"><text:tab/>$vertical: </text:span><text:span text:style-name="T5">True to display vertical menu, false to display horizontal</text:span></text:p>
      <text:p text:style-name="P28">Synopsis:</text:p>
      <text:p text:style-name="Roller_20_macro_20_synopsys">Display an authoring menu for the current weblog. If $vertical is true, then display a menu suitable for use in a narrow sidebar.</text:p>
      <text:p text:style-name="P28">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39">#showWeblogSearchForm($weblog $withCats)</text:p>
      <text:p text:style-name="P28">Arguments:</text:p>
      <text:p text:style-name="Text_20_body"><text:span text:style-name="T1"><text:tab/>$weblog: </text:span><text:span text:style-name="T5">show search form for this Weblog object</text:span><text:span text:style-name="T1"><text:line-break/><text:tab/>$withCats: </text:span><text:span text:style-name="T5">set to true to display a category combo-box</text:span></text:p>
      <text:p text:style-name="Text_20_body">Show a search form for searching the weblog and, if $withCats is true show a category chooser.</text:p>
      <text:p text:style-name="P28">Generated HTML and CSS classes used</text:p>
      <text:p text:style-name="Code"><text:s text:c="4"/>&lt;form id="<text:span text:style-name="T1">searchForm</text:span>" style="margin: 0; padding: 0" ...&gt;</text:p>
      <text:p text:style-name="Code"><text:s text:c="8"/>...form markup...</text:p>
      <text:p text:style-name="Code"><text:s text:c="4"/>&lt;/form&gt;</text:p>
      <text:p text:style-name="Text_20_body"/>
      <text:p text:style-name="P39">#showWeblogSearchAgainForm($weblog)</text:p>
      <text:p text:style-name="P28">Arguments:</text:p>
      <text:p text:style-name="Text_20_body"><text:span text:style-name="T1"><text:tab/>$weblog: </text:span><text:span text:style-name="T5">show search-again form for this Weblog object</text:span><text:span text:style-name="T1"><text:tab/></text:span></text:p>
      <text:p text:style-name="P28">Synopsis:</text:p>
      <text:p text:style-name="Roller_20_macro_20_synopsys">Show search again form, suitable for display at the start of a page of search results.</text:p>
      <text:p text:style-name="P28">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39">#showNextPrevSearchControl($pager)</text:p>
      <text:p text:style-name="P28">Arguments:</text:p>
      <text:p text:style-name="Text_20_body"><text:span text:style-name="T1"><text:tab/>$pager: </text:span><text:span text:style-name="T5">Pager returned by getWeblogEntriesPager() in the context of a search page</text:span></text:p>
      <text:p text:style-name="P28">Synopsis:</text:p>
      <text:p text:style-name="Roller_20_macro_20_synopsys">Show special pager designed for paging through search results.</text:p>
      <text:p text:style-name="P28">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39">#showWeblogEntryCalendar($weblog $category)</text:p>
      <text:p text:style-name="P28">Arguments:</text:p>
      <text:p text:style-name="Text_20_body"><text:span text:style-name="T1"><text:tab/>$weblog: </text:span><text:span text:style-name="T5">Weblog object</text:span><text:span text:style-name="T1"><text:line-break/><text:tab/>$category: </text:span><text:span text:style-name="T5">Category restriction (or 'nil' for no restriction)</text:span></text:p>
      <text:p text:style-name="P28">Synopsis:</text:p>
      <text:p text:style-name="Roller_20_macro_20_synopsys">Show weblog entry calendar, optionally restricted by category name (“nil” for no category)</text:p>
      <text:p text:style-name="P28">Generated HTML and CSS classes used</text:p>
      <text:p text:style-name="P40">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 text:c="16"/>&lt;a href="..." class="<text:span text:style-name="T1">hCalendarNavBar</text:span>"&gt;&amp;laquo; ...prev month...&lt;/a&gt; | </text:p>
      <text:p text:style-name="Code"><text:s text:c="16"/>&lt;a href="..." class="<text:span text:style-name="T1">hCalendarNavBar</text:span>"&gt;&amp;raquo; ...next month...&lt;/a&gt; </text:p>
      <text:p text:style-name="Code"><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39">#includeTemplate($weblog $pageName)</text:p>
      <text:p text:style-name="P28">Arguments:</text:p>
      <text:p text:style-name="Text_20_body"><text:span text:style-name="T1"><text:tab/>$weblog: </text:span><text:span text:style-name="T5">Weblog object from which page is to be included</text:span><text:span text:style-name="T1"><text:line-break/><text:tab/>$pageName: </text:span><text:span text:style-name="T5">Name of page to be included</text:span></text:p>
      <text:p text:style-name="P28">Synopsis:</text:p>
      <text:p text:style-name="Roller_20_macro_20_synopsys">Parse and include a page template into current page.</text:p>
      <text:p text:style-name="Text_20_body"/>
      <text:p text:style-name="P39">#showAutodiscoveryLinks($weblog)</text:p>
      <text:p text:style-name="P28">Arguments:</text:p>
      <text:p text:style-name="Text_20_body"><text:span text:style-name="T1"><text:tab/>$weblog: </text:span><text:span text:style-name="T5">Weblog object</text:span></text:p>
      <text:p text:style-name="P28">Synopsis:</text:p>
      <text:p text:style-name="Roller_20_macro_20_synopsys">Show the RSS, Atom and RSD auto-discovery links suitable for use within an HTML &lt;head&gt; element.</text:p>
      <text:p text:style-name="P28">Generated HTML and CSS classes used</text:p>
      <text:p text:style-name="P40">No style-able markup is produced.</text:p>
      <text:p text:style-name="P28"/>
      <text:p text:style-name="P39">#showTrackbackAutodiscovery($entry)</text:p>
      <text:p text:style-name="P28">Arguments:</text:p>
      <text:p text:style-name="Text_20_body"><text:span text:style-name="T1"><text:tab/>$entry:</text:span><text:span text:style-name="T5"> WeblogEntry object</text:span></text:p>
      <text:p text:style-name="P28">Synopsis:</text:p>
      <text:p text:style-name="Roller_20_macro_20_synopsys">Show trackback autodiscovery code for a specified weblog entry, suitable for use within a day template.</text:p>
      <text:p text:style-name="P28">Generated HTML and CSS classes used</text:p>
      <text:p text:style-name="P40">No style-able markup is produced.</text:p>
      <text:p text:style-name="P40"/>
      <text:p text:style-name="P39">#showAtomFeedsList($weblog)</text:p>
      <text:p text:style-name="P28">Arguments:</text:p>
      <text:p text:style-name="P28"><text:tab/>$weblog: <text:span text:style-name="T5">Weblog object</text:span></text:p>
      <text:p text:style-name="P28">Synopsis:</text:p>
      <text:p text:style-name="P40">Displays a list of links to a weblog's Atom newsfeeds. One for entries and one for entries in each category that is defined in your weblog.</text:p>
      <text:p text:style-name="P28">Generated HTML and CSS classes used</text:p>
      <text:p text:style-name="P40">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40"/>
      <text:p text:style-name="P40"/>
      <text:p text:style-name="P39">#showRSSFeedsList($weblog)</text:p>
      <text:p text:style-name="P28"><text:tab/>$weblog: <text:span text:style-name="T5">Weblog object</text:span></text:p>
      <text:p text:style-name="P28">Synopsis:</text:p>
      <text:p text:style-name="P40">Displays a list of links to a weblog's RSS newsfeeds. One for entries and one for entries in each category that is defined in your weblog.</text:p>
      <text:p text:style-name="P28">Generated HTML and CSS classes used</text:p>
      <text:p text:style-name="P40">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40"/>
      <text:p text:style-name="P39">#showReferrersList($refs $max $maxWidth)</text:p>
      <text:p text:style-name="P28">Arguments:</text:p>
      <text:p text:style-name="P28"><text:tab/>$refs: <text:span text:style-name="T5">List of Referrer objects to be displayed</text:span><text:line-break/><text:tab/>$max: <text:span text:style-name="T5">Maximum number of objects to be displayed</text:span><text:line-break/><text:tab/>$maxWidth: <text:span text:style-name="T5">Max character width of text displayed</text:span></text:p>
      <text:p text:style-name="P28">Synopsis:</text:p>
      <text:p text:style-name="Roller_20_macro_20_synopsys">Display a list of today's referrers as a simple HTML list. Note that many sites turn off referrers due to spam problems and on such sites, this macro will display nothing.</text:p>
      <text:p text:style-name="P28">Generated HTML and CSS classes used</text:p>
      <text:p text:style-name="P40">The referrer list is displayed as a simple HTML list with separate styles for list and list-items.</text:p>
      <text:p text:style-name="Code"><text:s text:c="4"/>&lt;ul class="<text:span text:style-name="T1">rReferersList</text:span>"&gt;</text:p>
      <text:p text:style-name="Code"><text:s text:c="8"/>&lt;li class="<text:span text:style-name="T1">rReferersListItem</text:span>"&gt; </text:p>
      <text:p text:style-name="Code"><text:s text:c="12"/>&lt;a href="..."&gt; ...referrer link... &lt;/a&gt; </text:p>
      <text:p text:style-name="Code"><text:s text:c="8"/>&lt;/li&gt;</text:p>
      <text:p text:style-name="Code"><text:s text:c="4"/>&lt;/ul&gt;</text:p>
      <text:p text:style-name="P40"/>
      <text:p text:style-name="Text_20_body">And that's it for the Roller macros. Before we move on to additional models, let's cover something you might want to do, but that doesn't yet have a macro – creating a tag cloud.</text:p>
      <text:h text:style-name="P33"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10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13"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28">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8">Name</text:p>
            </table:table-cell>
            <table:table-cell table:style-name="Table6.A1" office:value-type="string">
              <text:p text:style-name="P31">Type</text:p>
            </table:table-cell>
            <table:table-cell table:style-name="Table6.C1" office:value-type="string">
              <text:p text:style-name="P31">Description</text:p>
            </table:table-cell>
          </table:table-row>
        </table:table-header-rows>
        <table:table-row>
          <table:table-cell table:style-name="Table6.A2" office:value-type="string">
            <text:p text:style-name="Table_20_Contents">$site.commentCount</text:p>
          </table:table-cell>
          <table:table-cell table:style-name="Table6.A2" office:value-type="string">
            <text:p text:style-name="Table_20_Contents">Long</text:p>
          </table:table-cell>
          <table:table-cell table:style-name="Table6.C2" office:value-type="string">
            <text:p text:style-name="Table_20_Contents">Total number of comments in entire site</text:p>
          </table:table-cell>
        </table:table-row>
        <table:table-row>
          <table:table-cell table:style-name="Table6.A2" office:value-type="string">
            <text:p text:style-name="Table_20_Contents">$site.entryCount</text:p>
          </table:table-cell>
          <table:table-cell table:style-name="Table6.A2" office:value-type="string">
            <text:p text:style-name="Table_20_Contents">Long</text:p>
          </table:table-cell>
          <table:table-cell table:style-name="Table6.C2" office:value-type="string">
            <text:p text:style-name="Table_20_Contents">Total number of entries in entire site</text:p>
          </table:table-cell>
        </table:table-row>
        <table:table-row>
          <table:table-cell table:style-name="Table6.A2" office:value-type="string">
            <text:p text:style-name="Table_20_Contents">$site.userCount</text:p>
          </table:table-cell>
          <table:table-cell table:style-name="Table6.A2" office:value-type="string">
            <text:p text:style-name="Table_20_Contents">Long</text:p>
          </table:table-cell>
          <table:table-cell table:style-name="Table6.C2" office:value-type="string">
            <text:p text:style-name="Table_20_Contents">Total number of users in entire site</text:p>
          </table:table-cell>
        </table:table-row>
        <table:table-row>
          <table:table-cell table:style-name="Table6.A2" office:value-type="string">
            <text:p text:style-name="Table_20_Contents">$site.weblogCount</text:p>
          </table:table-cell>
          <table:table-cell table:style-name="Table6.A2" office:value-type="string">
            <text:p text:style-name="Table_20_Contents">Long</text:p>
          </table:table-cell>
          <table:table-cell table:style-name="Table6.C2"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28">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8">Name</text:p>
            </table:table-cell>
            <table:table-cell table:style-name="Table10.A1" office:value-type="string">
              <text:p text:style-name="P31">Type</text:p>
            </table:table-cell>
            <table:table-cell table:style-name="Table10.C1" office:value-type="string">
              <text:p text:style-name="P31">Description</text:p>
            </table:table-cell>
          </table:table-row>
        </table:table-header-rows>
        <table:table-row>
          <table:table-cell table:style-name="Table10.A2" office:value-type="string">
            <text:p text:style-name="Table_20_Contents">$stat.subjectNameLong</text:p>
          </table:table-cell>
          <table:table-cell table:style-name="Table10.A2" office:value-type="string">
            <text:p text:style-name="Table_20_Contents"><text:bookmark-start text:name="DDE_LINK1171"/>W<text:bookmark-end text:name="DDE_LINK1171"/>eblogEntry</text:p>
          </table:table-cell>
          <table:table-cell table:style-name="Table10.C2" office:value-type="string">
            <text:p text:style-name="Table_20_Contents">Long name of subject of statistic (e.g. name of a weblog)</text:p>
          </table:table-cell>
        </table:table-row>
        <table:table-row>
          <table:table-cell table:style-name="Table10.A2" office:value-type="string">
            <text:p text:style-name="Table_20_Contents">$stat.subjectNameShort</text:p>
          </table:table-cell>
          <table:table-cell table:style-name="Table10.A2" office:value-type="string">
            <text:p text:style-name="Table_20_Contents">String</text:p>
          </table:table-cell>
          <table:table-cell table:style-name="Table10.C2" office:value-type="string">
            <text:p text:style-name="Table_20_Contents">Short name of subject of statistic (e.g. handle of a weblog)</text:p>
          </table:table-cell>
        </table:table-row>
        <table:table-row>
          <table:table-cell table:style-name="Table10.A2" office:value-type="string">
            <text:p text:style-name="Table_20_Contents">$stat.count</text:p>
          </table:table-cell>
          <table:table-cell table:style-name="Table10.A2" office:value-type="string">
            <text:p text:style-name="Table_20_Contents">Integer</text:p>
          </table:table-cell>
          <table:table-cell table:style-name="Table10.C2" office:value-type="string">
            <text:p text:style-name="Table_20_Contents">Value of the statistic (i.e. number of hits)</text:p>
          </table:table-cell>
        </table:table-row>
        <table:table-row>
          <table:table-cell table:style-name="Table10.A2" office:value-type="string">
            <text:p text:style-name="Table_20_Contents">$stat.typeKey</text:p>
          </table:table-cell>
          <table:table-cell table:style-name="Table10.A2" office:value-type="string">
            <text:p text:style-name="Table_20_Contents">String</text:p>
          </table:table-cell>
          <table:table-cell table:style-name="Table10.C2" office:value-type="string">
            <text:p text:style-name="Table_20_Contents">I18N key for type of the statistic</text:p>
          </table:table-cell>
        </table:table-row>
      </table:table>
      <text:h text:style-name="Heading_20_3" text:outline-level="3">$site Methods</text:h>
      <text:list text:style-name="L18">
        <text:list-item>
          <text:p text:style-name="P44"><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44"><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44"><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44"><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44"><text:span text:style-name="T1">Pager getCommentsPager(int sinceDays, int max)</text:span><text:line-break/>Get pager that returns Comment objects. Will only return comments created in last sinceDays number of days and never more than max items.</text:p>
        </text:list-item>
        <text:list-item>
          <text:p text:style-name="P44"><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44"><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44"><text:span text:style-name="T1">Map getUserNameLetterMap()</text:span><text:line-break/>Get map of User objects keyed by first letter.</text:p>
        </text:list-item>
        <text:list-item>
          <text:p text:style-name="P44"><text:span text:style-name="T1">Map getWeblogHandleLetterMap()</text:span><text:line-break/>Get map of Weblog objects keyed by first letter.</text:p>
        </text:list-item>
        <text:list-item>
          <text:p text:style-name="P44"><text:span text:style-name="T1">List getUsersWeblogs(String userName)</text:span><text:line-break/>Get list of all Weblog objects associated with a specified user.</text:p>
        </text:list-item>
        <text:list-item>
          <text:p text:style-name="P44"><text:span text:style-name="T1">List getWeblogsUsers(String handle)</text:span><text:line-break/>Get list of all User objects associated with a specified weblog.</text:p>
        </text:list-item>
        <text:list-item>
          <text:p text:style-name="P44"><text:span text:style-name="T1">Weblog getWeblog(String handle)</text:span><text:line-break/>Get Weblog object by handle.</text:p>
        </text:list-item>
        <text:list-item>
          <text:p text:style-name="P44"><text:span text:style-name="T1">List getNewWeblogs(int sinceDays, int max)</text:span><text:line-break/>Get newest Weblog objects, i.e. only those created in last sinceDays number of days.</text:p>
        </text:list-item>
        <text:list-item>
          <text:p text:style-name="P44"><text:span text:style-name="T1">List getNewUsers(int sinceDays, int max)</text:span><text:line-break/>Get newest User objects, i.e. only those created in last sinceDays number of days.</text:p>
        </text:list-item>
        <text:list-item>
          <text:p text:style-name="P44"><text:span text:style-name="T1">List getHotWeblogs(int sinceDays, int max)</text:span><text:line-break/>Get recent hot Weblogs in the form of StatCount objects, but only those updated in last sinceDays number of days.</text:p>
        </text:list-item>
        <text:list-item>
          <text:p text:style-name="P44"><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44"><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text:style-name="L19">
        <text:list-item>
          <text:p text:style-name="P45">rendering.pageModels: to make it available in blog pages.</text:p>
        </text:list-item>
        <text:list-item>
          <text:p text:style-name="P45">rendering.previewModels: to make it available when entries are previewed in the blog editor</text:p>
        </text:list-item>
      </text:list>
      <text:p text:style-name="Text_20_body">To make Planet model available in the front page blog only:</text:p>
      <text:list text:style-name="L20">
        <text:list-item>
          <text:p text:style-name="P46">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28">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8">Name</text:p>
            </table:table-cell>
            <table:table-cell table:style-name="Table15.A1" office:value-type="string">
              <text:p text:style-name="P31">Type</text:p>
            </table:table-cell>
            <table:table-cell table:style-name="Table15.C1" office:value-type="string">
              <text:p text:style-name="P31">Description</text:p>
            </table:table-cell>
          </table:table-row>
        </table:table-header-rows>
        <table:table-row>
          <table:table-cell table:style-name="Table15.A2" office:value-type="string">
            <text:p text:style-name="Table_20_Contents">$sub.author</text:p>
          </table:table-cell>
          <table:table-cell table:style-name="Table15.A2" office:value-type="string">
            <text:p text:style-name="Table_20_Contents"><text:bookmark-start text:name="DDE_LINK12"/>String<text:bookmark-end text:name="DDE_LINK12"/></text:p>
          </table:table-cell>
          <table:table-cell table:style-name="Table15.C2" office:value-type="string">
            <text:p text:style-name="Table_20_Contents">Author, from feed <text:s/>header</text:p>
          </table:table-cell>
        </table:table-row>
        <table:table-row>
          <table:table-cell table:style-name="Table15.A2" office:value-type="string">
            <text:p text:style-name="Table_20_Contents">$sub.feedURL</text:p>
          </table:table-cell>
          <table:table-cell table:style-name="Table15.A2" office:value-type="string">
            <text:p text:style-name="Table_20_Contents">String</text:p>
          </table:table-cell>
          <table:table-cell table:style-name="Table15.C2" office:value-type="string">
            <text:p text:style-name="Table_20_Contents">URL of the feed</text:p>
          </table:table-cell>
        </table:table-row>
        <table:table-row>
          <table:table-cell table:style-name="Table15.A2" office:value-type="string">
            <text:p text:style-name="Table_20_Contents">$sub.inboundBlogs</text:p>
          </table:table-cell>
          <table:table-cell table:style-name="Table15.A2" office:value-type="string">
            <text:p text:style-name="Table_20_Contents">Integer</text:p>
          </table:table-cell>
          <table:table-cell table:style-name="Table15.C2" office:value-type="string">
            <text:p text:style-name="Table_20_Contents">Number of weblogs that link to this weblog <text:s/>(or 0 if no Technorati license available)</text:p>
          </table:table-cell>
        </table:table-row>
        <table:table-row>
          <table:table-cell table:style-name="Table15.A2" office:value-type="string">
            <text:p text:style-name="Table_20_Contents">$sub.inboundLinks</text:p>
          </table:table-cell>
          <table:table-cell table:style-name="Table15.A2" office:value-type="string">
            <text:p text:style-name="Table_20_Contents">Integer</text:p>
          </table:table-cell>
          <table:table-cell table:style-name="Table15.C2" office:value-type="string">
            <text:p text:style-name="Table_20_Contents">Number of links to this weblog <text:s/>(or 0 if no Technorati license available)</text:p>
          </table:table-cell>
        </table:table-row>
        <table:table-row>
          <table:table-cell table:style-name="Table15.A2" office:value-type="string">
            <text:p text:style-name="Table_20_Contents">$sub.lastUpdated</text:p>
          </table:table-cell>
          <table:table-cell table:style-name="Table15.A2" office:value-type="string">
            <text:p text:style-name="Table_20_Contents">Date</text:p>
          </table:table-cell>
          <table:table-cell table:style-name="Table15.C2" office:value-type="string">
            <text:p text:style-name="Table_20_Contents">Last update time, from feed <text:s/>header</text:p>
          </table:table-cell>
        </table:table-row>
        <table:table-row>
          <table:table-cell table:style-name="Table15.A2" office:value-type="string">
            <text:p text:style-name="Table_20_Contents">$sub.name</text:p>
          </table:table-cell>
          <table:table-cell table:style-name="Table15.A2" office:value-type="string">
            <text:p text:style-name="Table_20_Contents">String</text:p>
          </table:table-cell>
          <table:table-cell table:style-name="Table15.C2" office:value-type="string">
            <text:p text:style-name="Table_20_Contents">Name of the feed</text:p>
          </table:table-cell>
        </table:table-row>
        <table:table-row>
          <table:table-cell table:style-name="Table15.A2" office:value-type="string">
            <text:p text:style-name="Table_20_Contents">$sub.title</text:p>
          </table:table-cell>
          <table:table-cell table:style-name="Table15.A2" office:value-type="string">
            <text:p text:style-name="Table_20_Contents">String</text:p>
          </table:table-cell>
          <table:table-cell table:style-name="Table15.C2" office:value-type="string">
            <text:p text:style-name="Table_20_Contents">Title of the feed</text:p>
          </table:table-cell>
        </table:table-row>
        <table:table-row>
          <table:table-cell table:style-name="Table15.A2" office:value-type="string">
            <text:p text:style-name="Table_20_Contents">$sub.URL</text:p>
          </table:table-cell>
          <table:table-cell table:style-name="Table15.A2" office:value-type="string">
            <text:p text:style-name="Table_20_Contents">String</text:p>
          </table:table-cell>
          <table:table-cell table:style-name="Table15.C2" office:value-type="string">
            <text:p text:style-name="Table_20_Contents">Same as feedURL</text:p>
          </table:table-cell>
        </table:table-row>
      </table:table>
      <text:p text:style-name="Text_20_body"/>
      <text:p text:style-name="P28">PlanetEntry 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8">Name</text:p>
            </table:table-cell>
            <table:table-cell table:style-name="Table14.A1" office:value-type="string">
              <text:p text:style-name="P31">Type</text:p>
            </table:table-cell>
            <table:table-cell table:style-name="Table14.C1" office:value-type="string">
              <text:p text:style-name="P31">Description</text:p>
            </table:table-cell>
          </table:table-row>
        </table:table-header-rows>
        <table:table-row>
          <table:table-cell table:style-name="Table14.A2" office:value-type="string">
            <text:p text:style-name="Table_20_Contents">$entry.author</text:p>
          </table:table-cell>
          <table:table-cell table:style-name="Table14.A2" office:value-type="string">
            <text:p text:style-name="Table_20_Contents">String</text:p>
          </table:table-cell>
          <table:table-cell table:style-name="Table14.C2" office:value-type="string">
            <text:p text:style-name="Table_20_Contents">Name of author of entry</text:p>
          </table:table-cell>
        </table:table-row>
        <table:table-row>
          <table:table-cell table:style-name="Table14.A2" office:value-type="string">
            <text:p text:style-name="Table_20_Contents">$entry.category</text:p>
          </table:table-cell>
          <table:table-cell table:style-name="Table14.A2" office:value-type="string">
            <text:p text:style-name="Table_20_Contents">WeblogCategory</text:p>
          </table:table-cell>
          <table:table-cell table:style-name="Table14.C2" office:value-type="string">
            <text:p text:style-name="Table_20_Contents">Category of entry</text:p>
          </table:table-cell>
        </table:table-row>
        <table:table-row>
          <table:table-cell table:style-name="Table14.A2" office:value-type="string">
            <text:p text:style-name="Table_20_Contents">$entry.creator</text:p>
          </table:table-cell>
          <table:table-cell table:style-name="Table14.A2" office:value-type="string">
            <text:p text:style-name="Table_20_Contents">User</text:p>
          </table:table-cell>
          <table:table-cell table:style-name="Table14.C2" office:value-type="string">
            <text:p text:style-name="Table_20_Contents">User object representing author </text:p>
          </table:table-cell>
        </table:table-row>
        <table:table-row>
          <table:table-cell table:style-name="Table14.A2" office:value-type="string">
            <text:p text:style-name="Table_20_Contents">$entry.guid</text:p>
          </table:table-cell>
          <table:table-cell table:style-name="Table14.A2" office:value-type="string">
            <text:p text:style-name="Table_20_Contents">String</text:p>
          </table:table-cell>
          <table:table-cell table:style-name="Table14.C2" office:value-type="string">
            <text:p text:style-name="Table_20_Contents">Unique ID of entry</text:p>
          </table:table-cell>
        </table:table-row>
        <table:table-row>
          <table:table-cell table:style-name="Table14.A2" office:value-type="string">
            <text:p text:style-name="Table_20_Contents">$entry.permalink</text:p>
          </table:table-cell>
          <table:table-cell table:style-name="Table14.A2" office:value-type="string">
            <text:p text:style-name="Table_20_Contents">String</text:p>
          </table:table-cell>
          <table:table-cell table:style-name="Table14.C2" office:value-type="string">
            <text:p text:style-name="Table_20_Contents">Permanent link to entry</text:p>
          </table:table-cell>
        </table:table-row>
        <table:table-row>
          <table:table-cell table:style-name="Table14.A2" office:value-type="string">
            <text:p text:style-name="Table_20_Contents">$entry.pubTime</text:p>
          </table:table-cell>
          <table:table-cell table:style-name="Table14.A2" office:value-type="string">
            <text:p text:style-name="Table_20_Contents">Date</text:p>
          </table:table-cell>
          <table:table-cell table:style-name="Table14.C2" office:value-type="string">
            <text:p text:style-name="Table_20_Contents">Time entry was published</text:p>
          </table:table-cell>
        </table:table-row>
        <table:table-row>
          <table:table-cell table:style-name="Table14.A2" office:value-type="string">
            <text:p text:style-name="Table_20_Contents">$entry.summary</text:p>
          </table:table-cell>
          <table:table-cell table:style-name="Table14.A2" office:value-type="string">
            <text:p text:style-name="Table_20_Contents">String</text:p>
          </table:table-cell>
          <table:table-cell table:style-name="Table14.C2" office:value-type="string">
            <text:p text:style-name="Table_20_Contents">Entry summary text</text:p>
          </table:table-cell>
        </table:table-row>
        <table:table-row>
          <table:table-cell table:style-name="Table14.A2" office:value-type="string">
            <text:p text:style-name="Table_20_Contents">$entry.text</text:p>
          </table:table-cell>
          <table:table-cell table:style-name="Table14.A2" office:value-type="string">
            <text:p text:style-name="Table_20_Contents">String </text:p>
          </table:table-cell>
          <table:table-cell table:style-name="Table14.C2" office:value-type="string">
            <text:p text:style-name="Table_20_Contents">Entry content text</text:p>
          </table:table-cell>
        </table:table-row>
        <table:table-row>
          <table:table-cell table:style-name="Table14.A2" office:value-type="string">
            <text:p text:style-name="Table_20_Contents">$entry.title</text:p>
          </table:table-cell>
          <table:table-cell table:style-name="Table14.A2" office:value-type="string">
            <text:p text:style-name="Table_20_Contents">String</text:p>
          </table:table-cell>
          <table:table-cell table:style-name="Table14.C2" office:value-type="string">
            <text:p text:style-name="Table_20_Contents">Entry title</text:p>
          </table:table-cell>
        </table:table-row>
        <table:table-row>
          <table:table-cell table:style-name="Table14.A2" office:value-type="string">
            <text:p text:style-name="Table_20_Contents">$entry.updateTime</text:p>
          </table:table-cell>
          <table:table-cell table:style-name="Table14.A2" office:value-type="string">
            <text:p text:style-name="Table_20_Contents">Date</text:p>
          </table:table-cell>
          <table:table-cell table:style-name="Table14.C2" office:value-type="string">
            <text:p text:style-name="Table_20_Contents">Time entry was last updated</text:p>
          </table:table-cell>
        </table:table-row>
        <table:table-row>
          <table:table-cell table:style-name="Table14.A2" office:value-type="string">
            <text:p text:style-name="Table_20_Contents">$entry.website</text:p>
          </table:table-cell>
          <table:table-cell table:style-name="Table14.A2" office:value-type="string">
            <text:p text:style-name="Table_20_Contents">PlanetSubscription</text:p>
          </table:table-cell>
          <table:table-cell table:style-name="Table14.C2" office:value-type="string">
            <text:p text:style-name="Table_20_Contents">Subscription to which entry belongs</text:p>
          </table:table-cell>
        </table:table-row>
      </table:table>
      <text:p text:style-name="Text_20_body"/>
      <text:h text:style-name="Heading_20_3" text:outline-level="3">$planet Methods</text:h>
      <text:list text:style-name="L21">
        <text:list-item>
          <text:p text:style-name="P47"><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7"><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7"><text:span text:style-name="T1">Pager getFeedPager(String feedURL, int max)</text:span><text:line-break/>Get pager that returns PlanetEntry objects from the specified feed, up to max items.</text:p>
        </text:list-item>
        <text:list-item>
          <text:p text:style-name="P47"><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7"><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text-properties style:font-name="Courier New"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008in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left="0.502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Footer"/>
      </style:footer>
    </style:master-page>
    <style:master-page style:name="OpenDS_20_Title_20_Page" style:display-name="OpenDS Title Page" style:page-layout-name="pm2" style:next-style-name="OpenDS_20_Contents_20_Page"/>
    <style:master-page style:name="OpenDS_20_Contents_20_Page" style:display-name="OpenDS Contents Page" style:page-layout-name="pm3" style:next-style-name="OpenDS_20_Body_20_Page">
      <style:footer>
        <text:p text:style-name="P1"><text:title/><text:tab/><text:page-number text:select-page="current">2</text:page-number></text:p>
      </style:footer>
    </style:master-page>
    <style:master-page style:name="OpenDS_20_Body_20_Page" style:display-name="OpenDS Body Page" style:page-layout-name="pm3">
      <style:footer>
        <text:p text:style-name="P1"><text:title/><text:tab/><text:page-number text:select-page="current">2</text:page-number></text:p>
      </style:footer>
    </style:master-page>
    <style:master-page style:name="OpenDS_20_Index_20_Page" style:display-name="OpenDS Index Page" style:page-layout-name="pm4" style:next-style-name="OpenDS_20_License_20_Page">
      <style:footer>
        <text:p text:style-name="P1"><text:title/><text:tab/><text:tab/><text:page-number text:select-page="current">2</text:page-number></text:p>
      </style:footer>
    </style:master-page>
    <style:master-page style:name="OpenDS_20_License_20_Page" style:display-name="OpenDS License Page" style:page-layout-name="pm4">
      <style:footer>
        <text:p text:style-name="P1"><text:title/><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Solaris_x86 OpenOffice.org_project/680m6$Build-9095</meta:generator>
    <meta:initial-creator>Dave Johnson</meta:initial-creator>
    <meta:creation-date>2007-07-31T16:32:02</meta:creation-date>
    <dc:creator>Dave Johnson</dc:creator>
    <dc:date>2007-07-31T17:16:55</dc:date>
    <meta:keyword>OpenDS Directory Server Administration Framework</meta:keyword>
    <dc:language>en-US</dc:language>
    <meta:editing-cycles>7</meta:editing-cycles>
    <meta:editing-duration>PT42M49S</meta:editing-duration>
    <meta:template xlink:type="simple" xlink:actuate="onRequest" xlink:role="template" xlink:href="../../../../../../../../../../../.openoffice.org2/user/template/simple-doc-template1.ott" xlink:title="simple-doc-template" meta:date="2007-07-31T16:32:01"/>
    <meta:user-defined meta:name="Info 1"/>
    <meta:user-defined meta:name="Info 2"/>
    <meta:user-defined meta:name="Info 3"/>
    <meta:user-defined meta:name="Info 4"/>
    <meta:document-statistic meta:table-count="20" meta:image-count="5" meta:object-count="0" meta:page-count="41" meta:paragraph-count="1422" meta:word-count="9338" meta:character-count="63989"/>
  </office:meta>
</office:document-meta>
</file>